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0C80000002D950323FCFA07B63F.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2634in"/>
    </style:style>
    <style:style style:name="co2" style:family="table-column">
      <style:table-column-properties fo:break-before="auto" style:column-width="1.9311in"/>
    </style:style>
    <style:style style:name="co3" style:family="table-column">
      <style:table-column-properties fo:break-before="auto" style:column-width="2.9862in"/>
    </style:style>
    <style:style style:name="co4" style:family="table-column">
      <style:table-column-properties fo:break-before="auto" style:column-width="1.0417in"/>
    </style:style>
    <style:style style:name="co5" style:family="table-column">
      <style:table-column-properties fo:break-before="auto" style:column-width="1.0138in"/>
    </style:style>
    <style:style style:name="co6" style:family="table-column">
      <style:table-column-properties fo:break-before="auto" style:column-width="0.4307in"/>
    </style:style>
    <style:style style:name="co7" style:family="table-column">
      <style:table-column-properties fo:break-before="auto" style:column-width="0.5972in"/>
    </style:style>
    <style:style style:name="co8" style:family="table-column">
      <style:table-column-properties fo:break-before="auto" style:column-width="0.2362in"/>
    </style:style>
    <style:style style:name="co9" style:family="table-column">
      <style:table-column-properties fo:break-before="auto" style:column-width="1.4035in"/>
    </style:style>
    <style:style style:name="co10" style:family="table-column">
      <style:table-column-properties fo:break-before="auto" style:column-width="8.4744in"/>
    </style:style>
    <style:style style:name="co11" style:family="table-column">
      <style:table-column-properties fo:break-before="auto" style:column-width="0.889in"/>
    </style:style>
    <style:style style:name="ro1" style:family="table-row">
      <style:table-row-properties style:row-height="0.4165in" fo:break-before="auto" style:use-optimal-row-height="false"/>
    </style:style>
    <style:style style:name="ro2" style:family="table-row">
      <style:table-row-properties style:row-height="0.2083in" fo:break-before="auto" style:use-optimal-row-height="false"/>
    </style:style>
    <style:style style:name="ro3" style:family="table-row">
      <style:table-row-properties style:row-height="0.6457in" fo:break-before="auto" style:use-optimal-row-height="false"/>
    </style:style>
    <style:style style:name="ro4" style:family="table-row">
      <style:table-row-properties style:row-height="0.1874in" fo:break-before="auto" style:use-optimal-row-height="false"/>
    </style:style>
    <style:style style:name="ro5" style:family="table-row">
      <style:table-row-properties style:row-height="0.3752in" fo:break-before="auto" style:use-optimal-row-height="false"/>
    </style:style>
    <style:style style:name="ro6" style:family="table-row">
      <style:table-row-properties style:row-height="1.0209in" fo:break-before="auto" style:use-optimal-row-height="false"/>
    </style:style>
    <style:style style:name="ro7" style:family="table-row">
      <style:table-row-properties style:row-height="0.3646in" fo:break-before="auto" style:use-optimal-row-height="false"/>
    </style:style>
    <style:style style:name="ro8" style:family="table-row">
      <style:table-row-properties style:row-height="2.8437in" fo:break-before="auto" style:use-optimal-row-height="false"/>
    </style:style>
    <style:style style:name="ro9" style:family="table-row">
      <style:table-row-properties style:row-height="0.3854in" fo:break-before="auto" style:use-optimal-row-height="false"/>
    </style:style>
    <style:style style:name="ro10" style:family="table-row">
      <style:table-row-properties style:row-height="1.0417in" fo:break-before="auto" style:use-optimal-row-height="false"/>
    </style:style>
    <style:style style:name="ta1" style:family="table" style:master-page-name="PageStyle_5f_ProjectSchedule">
      <style:table-properties table:display="true" style:writing-mode="lr-tb"/>
    </style:style>
    <style:style style:name="ta2" style:family="table" style:master-page-name="PageStyle_5f_Over">
      <style:table-properties table:display="true" style:writing-mode="lr-tb"/>
    </style:style>
    <number:percentage-style style:name="N10">
      <number:number number:decimal-places="0" number:min-decimal-places="0" number:min-integer-digits="1"/>
      <number:text>%</number:text>
    </number:percentage-style>
    <style:style style:name="ce1" style:family="table-cell" style:parent-style-name="Default">
      <style:table-cell-properties style:rotation-align="non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4" style:family="table-cell" style:parent-style-name="Default">
      <style:table-cell-properties fo:border-bottom="0.74pt solid #a5a5a5" style:diagonal-bl-tr="none" style:diagonal-tl-br="none" fo:border-left="none"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 style:family="table-cell" style:parent-style-name="Default">
      <style:table-cell-properties fo:border-bottom="none" fo:background-color="#595959" style:diagonal-bl-tr="none" style:diagonal-tl-br="none" style:text-align-source="fix" style:repeat-content="false" fo:wrap-option="no-wrap" fo:border-left="none" style:direction="ltr" fo:border-right="none" style:rotation-angle="0" style:rotation-align="none" style:shrink-to-fit="false" fo:border-top="0.74pt solid #a5a5a5" style:vertical-align="middle" loext:vertical-justify="auto"/>
      <style:paragraph-properties fo:text-align="start" css3t:text-justify="auto" fo:margin-left="0in" style:writing-mode="page"/>
      <style:text-properties fo:color="#ffffff"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6" style:family="table-cell" style:parent-style-name="Default">
      <style:table-cell-properties fo:border-bottom="1.76pt solid #d8d8d8" fo:background-color="#b8cce4" style:diagonal-bl-tr="none" style:diagonal-tl-br="none" style:text-align-source="fix" style:repeat-content="false" fo:wrap-option="no-wrap" fo:border-left="none" style:direction="ltr" fo:border-right="none" style:rotation-angle="0" style:rotation-align="none" style:shrink-to-fit="false" fo:border-top="1.76pt solid #d8d8d8"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order-bottom="1.76pt solid #d8d8d8" fo:background-color="#dbe5f1" style:diagonal-bl-tr="none" style:diagonal-tl-br="none" style:text-align-source="fix" style:repeat-content="false" fo:wrap-option="no-wrap" fo:border-left="none" style:direction="ltr" fo:border-right="none" style:rotation-angle="0" style:rotation-align="none" style:shrink-to-fit="false" fo:border-top="1.76pt solid #d8d8d8"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Default">
      <style:table-cell-properties fo:border-bottom="1.76pt solid #d8d8d8" fo:background-color="#e5b8b7" style:diagonal-bl-tr="none" style:diagonal-tl-br="none" style:text-align-source="fix" style:repeat-content="false" fo:wrap-option="no-wrap" fo:border-left="none" style:direction="ltr" fo:border-right="none" style:rotation-angle="0" style:rotation-align="none" style:shrink-to-fit="false" fo:border-top="1.76pt solid #d8d8d8"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Default">
      <style:table-cell-properties fo:border-bottom="1.76pt solid #d8d8d8" fo:background-color="#f2dbdb" style:diagonal-bl-tr="none" style:diagonal-tl-br="none" style:text-align-source="fix" style:repeat-content="false" fo:wrap-option="no-wrap" fo:border-left="none" style:direction="ltr" fo:border-right="none" style:rotation-angle="0" style:rotation-align="none" style:shrink-to-fit="false" fo:border-top="1.76pt solid #d8d8d8"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 style:family="table-cell" style:parent-style-name="Default">
      <style:table-cell-properties fo:border-bottom="1.76pt solid #d8d8d8" fo:background-color="#d6e3bc" style:diagonal-bl-tr="none" style:diagonal-tl-br="none" style:text-align-source="fix" style:repeat-content="false" fo:wrap-option="no-wrap" fo:border-left="none" style:direction="ltr" fo:border-right="none" style:rotation-angle="0" style:rotation-align="none" style:shrink-to-fit="false" fo:border-top="1.76pt solid #d8d8d8"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 style:family="table-cell" style:parent-style-name="Default">
      <style:table-cell-properties fo:border-bottom="1.76pt solid #d8d8d8" fo:background-color="#eaf1dd" style:diagonal-bl-tr="none" style:diagonal-tl-br="none" style:text-align-source="fix" style:repeat-content="false" fo:wrap-option="no-wrap" fo:border-left="none" style:direction="ltr" fo:border-right="none" style:rotation-angle="0" style:rotation-align="none" style:shrink-to-fit="false" fo:border-top="1.76pt solid #d8d8d8"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Default">
      <style:table-cell-properties fo:border-bottom="1.76pt solid #d8d8d8" fo:background-color="#ccc0d9" style:diagonal-bl-tr="none" style:diagonal-tl-br="none" style:text-align-source="fix" style:repeat-content="false" fo:wrap-option="no-wrap" fo:border-left="none" style:direction="ltr" fo:border-right="none" style:rotation-angle="0" style:rotation-align="none" style:shrink-to-fit="false" fo:border-top="1.76pt solid #d8d8d8"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 style:family="table-cell" style:parent-style-name="Default">
      <style:table-cell-properties fo:border-bottom="1.76pt solid #d8d8d8" fo:background-color="#e5dfec" style:diagonal-bl-tr="none" style:diagonal-tl-br="none" style:text-align-source="fix" style:repeat-content="false" fo:wrap-option="no-wrap" fo:border-left="none" style:direction="ltr" fo:border-right="none" style:rotation-angle="0" style:rotation-align="none" style:shrink-to-fit="false" fo:border-top="1.76pt solid #d8d8d8"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Default">
      <style:table-cell-properties fo:border-bottom="1.76pt solid #d8d8d8" fo:background-color="#f2f2f2" style:diagonal-bl-tr="none" style:diagonal-tl-br="none" style:text-align-source="fix" style:repeat-content="false" fo:wrap-option="no-wrap" fo:border-left="none" style:direction="ltr" fo:border-right="none" style:rotation-angle="0" style:rotation-align="none" style:shrink-to-fit="false" fo:border-top="1.76pt solid #d8d8d8"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9pt" fo:font-style="italic" fo:text-shadow="none" style:text-underline-style="none" fo:font-weight="normal" style:font-size-asian="9pt" style:font-style-asian="italic" style:font-weight-asian="normal" style:font-name-complex="Calibri" style:font-size-complex="9pt" style:font-style-complex="italic" style:font-weight-complex="normal"/>
    </style:style>
    <style:style style:name="ce15" style:family="table-cell" style:parent-style-name="Default">
      <style:table-cell-properties fo:border-bottom="none" style:text-align-source="fix" style:repeat-content="false" fo:wrap-option="no-wrap" fo:border-left="none" style:direction="ltr" fo:border-right="0.74pt solid #a5a5a5" style:rotation-angle="0" style:rotation-align="none" style:shrink-to-fit="false" fo:border-top="none" style:vertical-align="bottom" loext: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 style:family="table-cell" style:parent-style-name="Default">
      <style:table-cell-properties fo:border-bottom="0.74pt solid #a5a5a5"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order-bottom="none" fo:background-color="#595959" style:diagonal-bl-tr="none" style:diagonal-tl-br="none" style:text-align-source="fix" style:repeat-content="false" fo:wrap-option="wrap" fo:border-left="none" style:direction="ltr" fo:border-right="none" style:rotation-angle="0" style:rotation-align="none" style:shrink-to-fit="false" fo:border-top="0.74pt solid #a5a5a5"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1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 style:family="table-cell" style:parent-style-name="Default">
      <style:table-cell-properties fo:border-bottom="1.76pt solid #d8d8d8" fo:background-color="#b8cce4" style:diagonal-bl-tr="none" style:diagonal-tl-br="none" style:text-align-source="fix" style:repeat-content="false" fo:wrap-option="no-wrap" fo:border-left="none" style:direction="ltr" fo:border-right="none" style:rotation-angle="0" style:rotation-align="none" style:shrink-to-fit="false" fo:border-top="1.76pt solid #d8d8d8"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 style:family="table-cell" style:parent-style-name="Default">
      <style:table-cell-properties fo:border-bottom="1.76pt solid #d8d8d8" fo:background-color="#dbe5f1" style:diagonal-bl-tr="none" style:diagonal-tl-br="none" style:text-align-source="fix" style:repeat-content="false" fo:wrap-option="no-wrap" fo:border-left="none" style:direction="ltr" fo:border-right="none" style:rotation-angle="0" style:rotation-align="none" style:shrink-to-fit="false" fo:border-top="1.76pt solid #d8d8d8"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 style:family="table-cell" style:parent-style-name="Default">
      <style:table-cell-properties fo:border-bottom="1.76pt solid #d8d8d8" fo:background-color="#e5b8b7" style:diagonal-bl-tr="none" style:diagonal-tl-br="none" style:text-align-source="fix" style:repeat-content="false" fo:wrap-option="no-wrap" fo:border-left="none" style:direction="ltr" fo:border-right="none" style:rotation-angle="0" style:rotation-align="none" style:shrink-to-fit="false" fo:border-top="1.76pt solid #d8d8d8"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 style:family="table-cell" style:parent-style-name="Default">
      <style:table-cell-properties fo:border-bottom="1.76pt solid #d8d8d8" fo:background-color="#f2dbdb" style:diagonal-bl-tr="none" style:diagonal-tl-br="none" style:text-align-source="fix" style:repeat-content="false" fo:wrap-option="no-wrap" fo:border-left="none" style:direction="ltr" fo:border-right="none" style:rotation-angle="0" style:rotation-align="none" style:shrink-to-fit="false" fo:border-top="1.76pt solid #d8d8d8"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 style:family="table-cell" style:parent-style-name="Default">
      <style:table-cell-properties fo:border-bottom="1.76pt solid #d8d8d8" fo:background-color="#d6e3bc" style:diagonal-bl-tr="none" style:diagonal-tl-br="none" style:text-align-source="fix" style:repeat-content="false" fo:wrap-option="no-wrap" fo:border-left="none" style:direction="ltr" fo:border-right="none" style:rotation-angle="0" style:rotation-align="none" style:shrink-to-fit="false" fo:border-top="1.76pt solid #d8d8d8"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 style:family="table-cell" style:parent-style-name="Default">
      <style:table-cell-properties fo:border-bottom="1.76pt solid #d8d8d8" fo:background-color="#eaf1dd" style:diagonal-bl-tr="none" style:diagonal-tl-br="none" style:text-align-source="fix" style:repeat-content="false" fo:wrap-option="no-wrap" fo:border-left="none" style:direction="ltr" fo:border-right="none" style:rotation-angle="0" style:rotation-align="none" style:shrink-to-fit="false" fo:border-top="1.76pt solid #d8d8d8"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 style:family="table-cell" style:parent-style-name="Default">
      <style:table-cell-properties fo:border-bottom="1.76pt solid #d8d8d8" fo:background-color="#ccc0d9" style:diagonal-bl-tr="none" style:diagonal-tl-br="none" style:text-align-source="fix" style:repeat-content="false" fo:wrap-option="no-wrap" fo:border-left="none" style:direction="ltr" fo:border-right="none" style:rotation-angle="0" style:rotation-align="none" style:shrink-to-fit="false" fo:border-top="1.76pt solid #d8d8d8"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 style:family="table-cell" style:parent-style-name="Default">
      <style:table-cell-properties fo:border-bottom="1.76pt solid #d8d8d8" fo:background-color="#e5dfec" style:diagonal-bl-tr="none" style:diagonal-tl-br="none" style:text-align-source="fix" style:repeat-content="false" fo:wrap-option="no-wrap" fo:border-left="none" style:direction="ltr" fo:border-right="none" style:rotation-angle="0" style:rotation-align="none" style:shrink-to-fit="false" fo:border-top="1.76pt solid #d8d8d8"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 style:family="table-cell" style:parent-style-name="Default">
      <style:table-cell-properties fo:border-bottom="1.76pt solid #d8d8d8" fo:background-color="#f2f2f2" style:diagonal-bl-tr="none" style:diagonal-tl-br="none" style:text-align-source="fix" style:repeat-content="false" fo:wrap-option="no-wrap" fo:border-left="none" style:direction="ltr" fo:border-right="none" style:rotation-angle="0" style:rotation-align="none" style:shrink-to-fit="false" fo:border-top="1.76pt solid #d8d8d8"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9pt" fo:font-style="italic" fo:text-shadow="none" style:text-underline-style="none" fo:font-weight="normal" style:font-size-asian="9pt" style:font-style-asian="italic" style:font-weight-asian="normal" style:font-name-complex="Calibri" style:font-size-complex="9pt" style:font-style-complex="italic" style:font-weight-complex="normal"/>
    </style:style>
    <style:style style:name="ce28" style:family="table-cell" style:parent-style-name="Default">
      <style:table-cell-properties style:rotation-align="none"/>
      <style:text-properties fo:color="#7f7f7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9" style:family="table-cell" style:parent-style-name="Default">
      <style:table-cell-properties style:rotation-align="none"/>
      <style:text-properties fo:color="#7f7f7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table-cell-properties fo:border-bottom="none" style:diagonal-bl-tr="none" style:diagonal-tl-br="none" fo:border-left="none" fo:border-right="0.74pt solid #a5a5a5"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data-style-name="N10">
      <style:table-cell-properties fo:border-bottom="1.76pt solid #d8d8d8" fo:background-color="#b8cce4" style:diagonal-bl-tr="none" style:diagonal-tl-br="none" style:text-align-source="fix" style:repeat-content="false" fo:wrap-option="no-wrap" fo:border-left="none" style:direction="ltr" fo:border-right="none" style:rotation-angle="0" style:rotation-align="none" style:shrink-to-fit="false" fo:border-top="1.76pt solid #d8d8d8"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2" style:family="table-cell" style:parent-style-name="Default" style:data-style-name="N10">
      <style:table-cell-properties fo:border-bottom="1.76pt solid #d8d8d8" fo:background-color="#dbe5f1" style:diagonal-bl-tr="none" style:diagonal-tl-br="none" style:text-align-source="fix" style:repeat-content="false" fo:wrap-option="no-wrap" fo:border-left="none" style:direction="ltr" fo:border-right="none" style:rotation-angle="0" style:rotation-align="none" style:shrink-to-fit="false" fo:border-top="1.76pt solid #d8d8d8"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3" style:family="table-cell" style:parent-style-name="Default" style:data-style-name="N10">
      <style:table-cell-properties fo:border-bottom="1.76pt solid #d8d8d8" fo:background-color="#e5b8b7" style:diagonal-bl-tr="none" style:diagonal-tl-br="none" style:text-align-source="fix" style:repeat-content="false" fo:wrap-option="no-wrap" fo:border-left="none" style:direction="ltr" fo:border-right="none" style:rotation-angle="0" style:rotation-align="none" style:shrink-to-fit="false" fo:border-top="1.76pt solid #d8d8d8"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4" style:family="table-cell" style:parent-style-name="Default" style:data-style-name="N10">
      <style:table-cell-properties fo:border-bottom="1.76pt solid #d8d8d8" fo:background-color="#f2dbdb" style:diagonal-bl-tr="none" style:diagonal-tl-br="none" style:text-align-source="fix" style:repeat-content="false" fo:wrap-option="no-wrap" fo:border-left="none" style:direction="ltr" fo:border-right="none" style:rotation-angle="0" style:rotation-align="none" style:shrink-to-fit="false" fo:border-top="1.76pt solid #d8d8d8"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5" style:family="table-cell" style:parent-style-name="Default" style:data-style-name="N10">
      <style:table-cell-properties fo:border-bottom="1.76pt solid #d8d8d8" fo:background-color="#d6e3bc" style:diagonal-bl-tr="none" style:diagonal-tl-br="none" style:text-align-source="fix" style:repeat-content="false" fo:wrap-option="no-wrap" fo:border-left="none" style:direction="ltr" fo:border-right="none" style:rotation-angle="0" style:rotation-align="none" style:shrink-to-fit="false" fo:border-top="1.76pt solid #d8d8d8"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6" style:family="table-cell" style:parent-style-name="Default" style:data-style-name="N10">
      <style:table-cell-properties fo:border-bottom="1.76pt solid #d8d8d8" fo:background-color="#eaf1dd" style:diagonal-bl-tr="none" style:diagonal-tl-br="none" style:text-align-source="fix" style:repeat-content="false" fo:wrap-option="no-wrap" fo:border-left="none" style:direction="ltr" fo:border-right="none" style:rotation-angle="0" style:rotation-align="none" style:shrink-to-fit="false" fo:border-top="1.76pt solid #d8d8d8"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7" style:family="table-cell" style:parent-style-name="Default" style:data-style-name="N10">
      <style:table-cell-properties fo:border-bottom="1.76pt solid #d8d8d8" fo:background-color="#ccc0d9" style:diagonal-bl-tr="none" style:diagonal-tl-br="none" style:text-align-source="fix" style:repeat-content="false" fo:wrap-option="no-wrap" fo:border-left="none" style:direction="ltr" fo:border-right="none" style:rotation-angle="0" style:rotation-align="none" style:shrink-to-fit="false" fo:border-top="1.76pt solid #d8d8d8"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8" style:family="table-cell" style:parent-style-name="Default" style:data-style-name="N10">
      <style:table-cell-properties fo:border-bottom="1.76pt solid #d8d8d8" fo:background-color="#e5dfec" style:diagonal-bl-tr="none" style:diagonal-tl-br="none" style:text-align-source="fix" style:repeat-content="false" fo:wrap-option="no-wrap" fo:border-left="none" style:direction="ltr" fo:border-right="none" style:rotation-angle="0" style:rotation-align="none" style:shrink-to-fit="false" fo:border-top="1.76pt solid #d8d8d8"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9" style:family="table-cell" style:parent-style-name="Default" style:data-style-name="N10">
      <style:table-cell-properties fo:border-bottom="1.76pt solid #d8d8d8" fo:background-color="#f2f2f2" style:diagonal-bl-tr="none" style:diagonal-tl-br="none" style:text-align-source="fix" style:repeat-content="false" fo:wrap-option="no-wrap" fo:border-left="none" style:direction="ltr" fo:border-right="none" style:rotation-angle="0" style:rotation-align="none" style:shrink-to-fit="false" fo:border-top="1.76pt solid #d8d8d8"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0" style:family="table-cell" style:parent-style-name="Default" style:data-style-name="N144">
      <style:table-cell-properties style:diagonal-bl-tr="none" style:diagonal-tl-br="none" style:text-align-source="fix" style:repeat-content="false" fo:wrap-option="no-wrap" fo:border="0.74pt solid #a5a5a5"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1" style:family="table-cell" style:parent-style-name="Default">
      <style:table-cell-properties style:diagonal-bl-tr="none" style:diagonal-tl-br="none" style:text-align-source="fix" style:repeat-content="false" fo:wrap-option="no-wrap" fo:border="0.74pt solid #a5a5a5"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2" style:family="table-cell" style:parent-style-name="Default" style:data-style-name="N147">
      <style:table-cell-properties fo:border-bottom="1.76pt solid #d8d8d8" fo:background-color="#b8cce4" style:diagonal-bl-tr="none" style:diagonal-tl-br="none" style:text-align-source="fix" style:repeat-content="false" fo:wrap-option="no-wrap" fo:border-left="none" style:direction="ltr" fo:border-right="none" style:rotation-angle="0" style:rotation-align="none" style:shrink-to-fit="false" fo:border-top="1.76pt solid #d8d8d8"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3" style:family="table-cell" style:parent-style-name="Default" style:data-style-name="N147">
      <style:table-cell-properties fo:border-bottom="1.76pt solid #d8d8d8" fo:background-color="#dbe5f1" style:diagonal-bl-tr="none" style:diagonal-tl-br="none" style:text-align-source="fix" style:repeat-content="false" fo:wrap-option="no-wrap" fo:border-left="none" style:direction="ltr" fo:border-right="none" style:rotation-angle="0" style:rotation-align="none" style:shrink-to-fit="false" fo:border-top="1.76pt solid #d8d8d8"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4" style:family="table-cell" style:parent-style-name="Default" style:data-style-name="N147">
      <style:table-cell-properties fo:border-bottom="1.76pt solid #d8d8d8" fo:background-color="#e5b8b7" style:diagonal-bl-tr="none" style:diagonal-tl-br="none" style:text-align-source="fix" style:repeat-content="false" fo:wrap-option="no-wrap" fo:border-left="none" style:direction="ltr" fo:border-right="none" style:rotation-angle="0" style:rotation-align="none" style:shrink-to-fit="false" fo:border-top="1.76pt solid #d8d8d8"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5" style:family="table-cell" style:parent-style-name="Default" style:data-style-name="N147">
      <style:table-cell-properties fo:border-bottom="1.76pt solid #d8d8d8" fo:background-color="#f2dbdb" style:diagonal-bl-tr="none" style:diagonal-tl-br="none" style:text-align-source="fix" style:repeat-content="false" fo:wrap-option="no-wrap" fo:border-left="none" style:direction="ltr" fo:border-right="none" style:rotation-angle="0" style:rotation-align="none" style:shrink-to-fit="false" fo:border-top="1.76pt solid #d8d8d8"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6" style:family="table-cell" style:parent-style-name="Default" style:data-style-name="N147">
      <style:table-cell-properties fo:border-bottom="1.76pt solid #d8d8d8" fo:background-color="#d6e3bc" style:diagonal-bl-tr="none" style:diagonal-tl-br="none" style:text-align-source="fix" style:repeat-content="false" fo:wrap-option="no-wrap" fo:border-left="none" style:direction="ltr" fo:border-right="none" style:rotation-angle="0" style:rotation-align="none" style:shrink-to-fit="false" fo:border-top="1.76pt solid #d8d8d8"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7" style:family="table-cell" style:parent-style-name="Default" style:data-style-name="N147">
      <style:table-cell-properties fo:border-bottom="1.76pt solid #d8d8d8" fo:background-color="#eaf1dd" style:diagonal-bl-tr="none" style:diagonal-tl-br="none" style:text-align-source="fix" style:repeat-content="false" fo:wrap-option="no-wrap" fo:border-left="none" style:direction="ltr" fo:border-right="none" style:rotation-angle="0" style:rotation-align="none" style:shrink-to-fit="false" fo:border-top="1.76pt solid #d8d8d8"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8" style:family="table-cell" style:parent-style-name="Default" style:data-style-name="N147">
      <style:table-cell-properties fo:border-bottom="1.76pt solid #d8d8d8" fo:background-color="#ccc0d9" style:diagonal-bl-tr="none" style:diagonal-tl-br="none" style:text-align-source="fix" style:repeat-content="false" fo:wrap-option="no-wrap" fo:border-left="none" style:direction="ltr" fo:border-right="none" style:rotation-angle="0" style:rotation-align="none" style:shrink-to-fit="false" fo:border-top="1.76pt solid #d8d8d8"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9" style:family="table-cell" style:parent-style-name="Default" style:data-style-name="N147">
      <style:table-cell-properties fo:border-bottom="1.76pt solid #d8d8d8" fo:background-color="#e5dfec" style:diagonal-bl-tr="none" style:diagonal-tl-br="none" style:text-align-source="fix" style:repeat-content="false" fo:wrap-option="no-wrap" fo:border-left="none" style:direction="ltr" fo:border-right="none" style:rotation-angle="0" style:rotation-align="none" style:shrink-to-fit="false" fo:border-top="1.76pt solid #d8d8d8"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0" style:family="table-cell" style:parent-style-name="Default" style:data-style-name="N147">
      <style:table-cell-properties fo:border-bottom="1.76pt solid #d8d8d8" fo:background-color="#f2f2f2" style:diagonal-bl-tr="none" style:diagonal-tl-br="none" style:text-align-source="fix" style:repeat-content="false" fo:wrap-option="no-wrap" fo:border-left="none" style:direction="ltr" fo:border-right="none" style:rotation-angle="0" style:rotation-align="none" style:shrink-to-fit="false" fo:border-top="1.76pt solid #d8d8d8" style:vertical-align="middle" loext:vertical-justify="auto"/>
      <style:paragraph-properties fo:text-align="start" css3t:text-justify="auto" fo:margin-left="0in" style:writing-mode="page"/>
      <style:text-properties fo:color="#7f7f7f"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2" style:family="table-cell" style:parent-style-name="Default">
      <style:table-cell-properties fo:border-bottom="0.74pt solid #a5a5a5" style:diagonal-bl-tr="none" style:diagonal-tl-br="none" fo:border-left="none" fo:border-right="0.74pt solid #a5a5a5" style:rotation-align="none" fo:border-top="0.74pt solid #a5a5a5"/>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data-style-name="N147">
      <style:table-cell-properties fo:border-bottom="1.76pt solid #d8d8d8" fo:background-color="#f2f2f2" style:diagonal-bl-tr="none" style:diagonal-tl-br="none" style:text-align-source="fix" style:repeat-content="false" fo:wrap-option="no-wrap" fo:border-left="none" style:direction="ltr" fo:border-right="none" style:rotation-angle="0" style:rotation-align="none" style:shrink-to-fit="false" fo:border-top="1.76pt solid #d8d8d8"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5" style:family="table-cell" style:parent-style-name="Default">
      <style:table-cell-properties fo:border-bottom="1.76pt solid #d8d8d8" style:diagonal-bl-tr="none" style:diagonal-tl-br="none" style:text-align-source="fix" style:repeat-content="false" fo:wrap-option="no-wrap" fo:border-left="none" style:direction="ltr" fo:border-right="none" style:rotation-angle="0" style:rotation-align="none" style:shrink-to-fit="false" fo:border-top="1.76pt solid #d8d8d8"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6" style:family="table-cell" style:parent-style-name="Default">
      <style:table-cell-properties fo:border-bottom="1.76pt solid #d8d8d8" fo:background-color="#f2f2f2" style:diagonal-bl-tr="none" style:diagonal-tl-br="none" style:text-align-source="fix" style:repeat-content="false" fo:wrap-option="no-wrap" fo:border-left="none" style:direction="ltr" fo:border-right="none" style:rotation-angle="0" style:rotation-align="none" style:shrink-to-fit="false" fo:border-top="1.76pt solid #d8d8d8"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8"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9" style:family="table-cell" style:parent-style-name="Default" style:data-style-name="N145">
      <style:table-cell-properties fo:border-bottom="none" fo:background-color="#d8d8d8" style:diagonal-bl-tr="none" style:diagonal-tl-br="none" style:text-align-source="fix" style:repeat-content="false" fo:wrap-option="wrap" fo:border-left="0.74pt solid #a5a5a5" style:direction="ltr" fo:border-right="0.74pt solid #a5a5a5" style:rotation-angle="0" style:rotation-align="none" style:shrink-to-fit="false" fo:border-top="0.74pt solid #a5a5a5"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0" style:family="table-cell" style:parent-style-name="Default" style:data-style-name="N146">
      <style:table-cell-properties fo:border-bottom="none" fo:background-color="#d8d8d8" style:diagonal-bl-tr="none" style:diagonal-tl-br="none" style:text-align-source="fix" style:repeat-content="false" fo:wrap-option="no-wrap" fo:border-left="0.74pt solid #a5a5a5"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map style:condition="is-true-formula(AND(TODAY()&gt;=[.I$3];TODAY()&lt;[.J$3]))" style:apply-style-name="ConditionalStyle_5f_1" style:base-cell-address="ProjectSchedule.I3"/>
    </style:style>
    <style:style style:name="ce61" style:family="table-cell" style:parent-style-name="Default">
      <style:table-cell-properties fo:border-bottom="1.76pt solid #d8d8d8" fo:background-color="#595959" style:diagonal-bl-tr="none" style:diagonal-tl-br="none" style:text-align-source="fix" style:repeat-content="false" fo:wrap-option="no-wrap" fo:border-left="0.74pt solid #a5a5a5" style:direction="ltr" fo:border-right="0.74pt solid #a5a5a5" style:rotation-angle="0" style:rotation-align="none" style:shrink-to-fit="true" fo:border-top="non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map style:condition="is-true-formula(AND(TODAY()&gt;=[.I$3];TODAY()&lt;[.J$3]))" style:apply-style-name="ConditionalStyle_5f_1" style:base-cell-address="ProjectSchedule.I3"/>
    </style:style>
    <style:style style:name="ce62" style:family="table-cell" style:parent-style-name="Default">
      <style:table-cell-properties fo:border-bottom="1.76pt solid #d8d8d8" style:diagonal-bl-tr="none" style:diagonal-tl-br="none" style:text-align-source="value-type" style:repeat-content="false" fo:wrap-option="no-wrap" fo:border-left="0.74pt solid #d8d8d8" style:direction="ltr" fo:border-right="0.74pt solid #d8d8d8" style:rotation-angle="0" style:rotation-align="none" style:shrink-to-fit="false" fo:border-top="1.76pt solid #d8d8d8"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AND(TODAY()&gt;=[.I$3];TODAY()&lt;[.J$3]))" style:apply-style-name="ConditionalStyle_5f_1" style:base-cell-address="ProjectSchedule.I3"/>
    </style:style>
    <style:style style:name="ce63" style:family="table-cell" style:parent-style-name="Default">
      <style:table-cell-properties fo:border-bottom="1.76pt solid #d8d8d8" fo:background-color="#00ff00" style:diagonal-bl-tr="none" style:diagonal-tl-br="none" style:text-align-source="value-type" style:repeat-content="false" fo:wrap-option="no-wrap" fo:border-left="0.74pt solid #d8d8d8" style:direction="ltr" fo:border-right="0.74pt solid #d8d8d8" style:rotation-angle="0" style:rotation-align="none" style:shrink-to-fit="false" fo:border-top="1.76pt solid #d8d8d8"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AND(TODAY()&gt;=[.I$3];TODAY()&lt;[.J$3]))" style:apply-style-name="ConditionalStyle_5f_1" style:base-cell-address="ProjectSchedule.I3"/>
    </style:style>
    <style:style style:name="ce64" style:family="table-cell" style:parent-style-name="Default">
      <style:table-cell-properties fo:border-bottom="1.76pt solid #d8d8d8" fo:background-color="#f2f2f2" style:diagonal-bl-tr="none" style:diagonal-tl-br="none" style:text-align-source="value-type" style:repeat-content="false" fo:wrap-option="no-wrap" fo:border-left="0.74pt solid #d8d8d8" style:direction="ltr" fo:border-right="0.74pt solid #d8d8d8" style:rotation-angle="0" style:rotation-align="none" style:shrink-to-fit="false" fo:border-top="1.76pt solid #d8d8d8"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AND(TODAY()&gt;=[.I$3];TODAY()&lt;[.J$3]))" style:apply-style-name="ConditionalStyle_5f_1" style:base-cell-address="ProjectSchedule.I3"/>
    </style:style>
    <style:style style:name="ce65" style:family="table-cell" style:parent-style-name="Default">
      <style:table-cell-properties fo:border-bottom="none" style:diagonal-bl-tr="none" style:diagonal-tl-br="none" fo:border-left="none" fo:border-right="none" style:rotation-align="none" fo:border-top="0.74pt solid #a5a5a5"/>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 style:family="table-cell" style:parent-style-name="Default" style:data-style-name="N146">
      <style:table-cell-properties fo:background-color="#d8d8d8"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map style:condition="is-true-formula(AND(TODAY()&gt;=[.I$3];TODAY()&lt;[.J$3]))" style:apply-style-name="ConditionalStyle_5f_1" style:base-cell-address="ProjectSchedule.I3"/>
    </style:style>
    <style:style style:name="ce67" style:family="table-cell" style:parent-style-name="Default">
      <style:table-cell-properties fo:border-bottom="1.76pt solid #d8d8d8" fo:background-color="#ff0000" style:diagonal-bl-tr="none" style:diagonal-tl-br="none" style:text-align-source="value-type" style:repeat-content="false" fo:wrap-option="no-wrap" fo:border-left="0.74pt solid #d8d8d8" style:direction="ltr" fo:border-right="0.74pt solid #d8d8d8" style:rotation-angle="0" style:rotation-align="none" style:shrink-to-fit="false" fo:border-top="1.76pt solid #d8d8d8"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AND(TODAY()&gt;=[.I$3];TODAY()&lt;[.J$3]))" style:apply-style-name="ConditionalStyle_5f_1" style:base-cell-address="ProjectSchedule.I3"/>
    </style:style>
    <style:style style:name="ce68" style:family="table-cell" style:parent-style-name="Default">
      <style:table-cell-properties fo:border-bottom="1.76pt solid #d8d8d8" fo:background-color="#ffffff" style:diagonal-bl-tr="none" style:diagonal-tl-br="none" style:text-align-source="value-type" style:repeat-content="false" fo:wrap-option="no-wrap" fo:border-left="0.74pt solid #d8d8d8" style:direction="ltr" fo:border-right="0.74pt solid #d8d8d8" style:rotation-angle="0" style:rotation-align="none" style:shrink-to-fit="false" fo:border-top="1.76pt solid #d8d8d8"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AND(TODAY()&gt;=[.I$3];TODAY()&lt;[.J$3]))" style:apply-style-name="ConditionalStyle_5f_1" style:base-cell-address="ProjectSchedule.I3"/>
    </style:style>
    <style:style style:name="ce69" style:family="table-cell" style:parent-style-name="Default">
      <style:table-cell-properties fo:border-bottom="1.76pt solid #d8d8d8" fo:background-color="#ffffff" style:diagonal-bl-tr="none" style:diagonal-tl-br="none" fo:border-left="0.74pt solid #d8d8d8" fo:border-right="0.74pt solid #d8d8d8" style:rotation-align="none" fo:border-top="1.76pt solid #d8d8d8"/>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AND(TODAY()&gt;=[.I$3];TODAY()&lt;[.J$3]))" style:apply-style-name="ConditionalStyle_5f_1" style:base-cell-address="ProjectSchedule.I3"/>
    </style:style>
    <style:style style:name="ce70" style:family="table-cell" style:parent-style-name="Default">
      <style:table-cell-properties fo:border-bottom="1.76pt solid #d8d8d8" style:diagonal-bl-tr="none" style:diagonal-tl-br="none" fo:border-left="0.74pt solid #d8d8d8" fo:border-right="0.74pt solid #d8d8d8"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AND(TODAY()&gt;=[.I$3];TODAY()&lt;[.J$3]))" style:apply-style-name="ConditionalStyle_5f_1" style:base-cell-address="ProjectSchedule.I3"/>
    </style:style>
    <style:style style:name="ce71" style:family="table-cell" style:parent-style-name="Default">
      <style:table-cell-properties fo:border-bottom="none" style:diagonal-bl-tr="none" style:diagonal-tl-br="none" fo:border-left="none" fo:border-right="0.74pt solid #a5a5a5" style:rotation-align="none" fo:border-top="0.74pt solid #a5a5a5"/>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2" style:family="table-cell" style:parent-style-name="Default" style:data-style-name="N146">
      <style:table-cell-properties fo:border-bottom="none" fo:background-color="#d8d8d8" style:diagonal-bl-tr="none" style:diagonal-tl-br="none" style:text-align-source="fix" style:repeat-content="false" fo:wrap-option="no-wrap" fo:border-left="none" style:direction="ltr" fo:border-right="0.74pt solid #a5a5a5"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map style:condition="is-true-formula(AND(TODAY()&gt;=[.I$3];TODAY()&lt;[.J$3]))" style:apply-style-name="ConditionalStyle_5f_1" style:base-cell-address="ProjectSchedule.I3"/>
    </style:style>
    <style:style style:name="ce73" style:family="table-cell" style:parent-style-name="Default">
      <style:table-cell-properties fo:border-bottom="1.76pt solid #d8d8d8" fo:background-color="#ffffff" style:diagonal-bl-tr="none" style:diagonal-tl-br="none" fo:border-left="none" fo:border-right="none" style:rotation-align="none" fo:border-top="1.76pt solid #d8d8d8"/>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AND(TODAY()&gt;=[.I$3];TODAY()&lt;[.J$3]))" style:apply-style-name="ConditionalStyle_5f_1" style:base-cell-address="ProjectSchedule.I3"/>
    </style:style>
    <style:style style:name="ce74" style:family="table-cell" style:parent-style-name="Default">
      <style:table-cell-properties fo:border-bottom="1.76pt solid #d8d8d8" style:diagonal-bl-tr="none" style:diagonal-tl-br="none" fo:border-left="none"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AND(TODAY()&gt;=[.I$3];TODAY()&lt;[.J$3]))" style:apply-style-name="ConditionalStyle_5f_1" style:base-cell-address="ProjectSchedule.I3"/>
    </style:style>
    <style:style style:name="ce75" style:family="table-cell" style:parent-style-name="Default">
      <style:table-cell-properties fo:border-bottom="1.76pt solid #d8d8d8" style:diagonal-bl-tr="none" style:diagonal-tl-br="none" fo:border-left="none" fo:border-right="0.74pt solid #d8d8d8"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AND(TODAY()&gt;=[.I$3];TODAY()&lt;[.J$3]))" style:apply-style-name="ConditionalStyle_5f_1" style:base-cell-address="ProjectSchedule.I3"/>
    </style:style>
    <style:style style:name="ce76" style:family="table-cell" style:parent-style-name="Default">
      <style:table-cell-properties fo:border-bottom="none" style:diagonal-bl-tr="none" style:diagonal-tl-br="none" style:text-align-source="value-type" style:repeat-content="false" fo:wrap-option="no-wrap" fo:border-left="0.74pt solid #d8d8d8" style:direction="ltr" fo:border-right="0.74pt solid #d8d8d8" style:rotation-angle="0" style:rotation-align="none" style:shrink-to-fit="false" fo:border-top="1.76pt solid #d8d8d8"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AND(TODAY()&gt;=[.I$3];TODAY()&lt;[.J$3]))" style:apply-style-name="ConditionalStyle_5f_1" style:base-cell-address="ProjectSchedule.I3"/>
    </style:style>
    <style:style style:name="ce77" style:family="table-cell" style:parent-style-name="Default">
      <style:table-cell-properties fo:border-bottom="1.76pt solid #d8d8d8" fo:background-color="#ffffff" style:diagonal-bl-tr="none" style:diagonal-tl-br="none" fo:border-left="none" fo:border-right="0.74pt solid #d8d8d8"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AND(TODAY()&gt;=[.I$3];TODAY()&lt;[.J$3]))" style:apply-style-name="ConditionalStyle_5f_1" style:base-cell-address="ProjectSchedule.I3"/>
    </style:style>
    <style:style style:name="ce78" style:family="table-cell" style:parent-style-name="Default">
      <style:table-cell-properties fo:border-bottom="1.76pt solid #d8d8d8" style:diagonal-bl-tr="none" style:diagonal-tl-br="none" style:text-align-source="fix" style:repeat-content="false" fo:wrap-option="no-wrap" fo:border-left="0.74pt solid #d8d8d8" style:direction="ltr" fo:border-right="0.74pt solid #d8d8d8" style:rotation-angle="0" style:rotation-align="none" style:shrink-to-fit="false" fo:border-top="1.76pt solid #d8d8d8" style:vertical-align="middle" loext: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AND(TODAY()&gt;=[.I$3];TODAY()&lt;[.J$3]))" style:apply-style-name="ConditionalStyle_5f_1" style:base-cell-address="ProjectSchedule.I3"/>
    </style:style>
    <style:style style:name="ce79" style:family="table-cell" style:parent-style-name="Default">
      <style:table-cell-properties fo:border-bottom="1.76pt solid #d8d8d8" fo:background-color="#00ffff" style:diagonal-bl-tr="none" style:diagonal-tl-br="none" fo:border-left="none" fo:border-right="0.74pt solid #d8d8d8" style:rotation-align="none" fo:border-top="1.76pt solid #d8d8d8"/>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AND(TODAY()&gt;=[.I$3];TODAY()&lt;[.J$3]))" style:apply-style-name="ConditionalStyle_5f_1" style:base-cell-address="ProjectSchedule.I3"/>
    </style:style>
    <style:style style:name="ce80" style:family="table-cell" style:parent-style-name="Default">
      <style:table-cell-properties fo:border-bottom="1.76pt solid #d8d8d8" style:diagonal-bl-tr="none" style:diagonal-tl-br="none" fo:border-left="none" fo:border-right="0.74pt solid #d8d8d8" style:rotation-align="none" fo:border-top="1.76pt solid #d8d8d8"/>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AND(TODAY()&gt;=[.I$3];TODAY()&lt;[.J$3]))" style:apply-style-name="ConditionalStyle_5f_1" style:base-cell-address="ProjectSchedule.I3"/>
    </style:style>
    <style:style style:name="ce81" style:family="table-cell" style:parent-style-name="Default">
      <style:table-cell-properties fo:border-bottom="1.76pt solid #d8d8d8" fo:background-color="#00ffff" style:diagonal-bl-tr="none" style:diagonal-tl-br="none" fo:border-left="none" fo:border-right="0.74pt solid #d8d8d8"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AND(TODAY()&gt;=[.I$3];TODAY()&lt;[.J$3]))" style:apply-style-name="ConditionalStyle_5f_1" style:base-cell-address="ProjectSchedule.I3"/>
    </style:style>
    <style:style style:name="ce82" style:family="table-cell" style:parent-style-name="Default">
      <style:table-cell-properties fo:border-bottom="1.76pt solid #d8d8d8" fo:background-color="#9900ff" style:diagonal-bl-tr="none" style:diagonal-tl-br="none" style:text-align-source="value-type" style:repeat-content="false" fo:wrap-option="no-wrap" fo:border-left="0.74pt solid #d8d8d8" style:direction="ltr" fo:border-right="0.74pt solid #d8d8d8" style:rotation-angle="0" style:rotation-align="none" style:shrink-to-fit="false" fo:border-top="1.76pt solid #d8d8d8"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AND(TODAY()&gt;=[.I$3];TODAY()&lt;[.J$3]))" style:apply-style-name="ConditionalStyle_5f_1" style:base-cell-address="ProjectSchedule.I3"/>
    </style:style>
    <style:style style:name="ce83" style:family="table-cell" style:parent-style-name="Default">
      <style:table-cell-properties fo:border-bottom="1.76pt solid #d8d8d8" fo:background-color="#9900ff" style:diagonal-bl-tr="none" style:diagonal-tl-br="none" fo:border-left="none" fo:border-right="0.74pt solid #d8d8d8"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AND(TODAY()&gt;=[.I$3];TODAY()&lt;[.J$3]))" style:apply-style-name="ConditionalStyle_5f_1" style:base-cell-address="ProjectSchedule.I3"/>
    </style:style>
    <style:style style:name="ce84" style:family="table-cell" style:parent-style-name="Default">
      <style:table-cell-properties fo:border-bottom="1.76pt solid #d8d8d8" fo:background-color="#9900ff" style:diagonal-bl-tr="none" style:diagonal-tl-br="none" style:text-align-source="value-type" style:repeat-content="false" fo:wrap-option="no-wrap" fo:border-left="none" style:direction="ltr" fo:border-right="0.74pt solid #d8d8d8" style:rotation-angle="0" style:rotation-align="none" style:shrink-to-fit="false" fo:border-top="1.76pt solid #d8d8d8"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AND(TODAY()&gt;=[.I$3];TODAY()&lt;[.J$3]))" style:apply-style-name="ConditionalStyle_5f_1" style:base-cell-address="ProjectSchedule.I3"/>
    </style:style>
    <style:style style:name="ce85" style:family="table-cell" style:parent-style-name="Default">
      <style:table-cell-properties fo:border-bottom="1.76pt solid #d8d8d8" fo:background-color="#cccccc" style:diagonal-bl-tr="none" style:diagonal-tl-br="none" style:text-align-source="value-type" style:repeat-content="false" fo:wrap-option="no-wrap" fo:border-left="0.74pt solid #d8d8d8" style:direction="ltr" fo:border-right="0.74pt solid #d8d8d8" style:rotation-angle="0" style:rotation-align="none" style:shrink-to-fit="false" fo:border-top="1.76pt solid #d8d8d8"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AND(TODAY()&gt;=[.I$3];TODAY()&lt;[.J$3]))" style:apply-style-name="ConditionalStyle_5f_1" style:base-cell-address="ProjectSchedule.I3"/>
    </style:style>
    <style:style style:name="ce8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8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595959" style:text-outline="false" style:text-line-through-style="none" style:text-line-through-type="none" style:font-name="Calibri" fo:font-size="12pt" fo:font-style="normal" fo:text-shadow="none" style:text-underline-style="solid" style:text-underline-width="auto" style:text-underline-color="font-color" fo:font-weight="bold" style:font-size-asian="12pt" style:font-style-asian="normal" style:font-weight-asian="bold" style:font-name-complex="Calibri" style:font-size-complex="12pt" style:font-style-complex="normal" style:font-weight-complex="bold"/>
    </style:style>
    <style:style style:name="ce8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7f7f7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89"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366092"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9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1d2129"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2"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93" style:family="table-cell" style:parent-style-name="Default">
      <style:table-cell-properties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9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595959"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9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7f7f7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6" style:family="table-cell" style:parent-style-name="Default">
      <style:table-cell-properties style:rotation-align="non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9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9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paragraph-properties fo:text-align="start"/>
      <style:text-properties fo:font-size="18pt"/>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decimal-number() and cell-content()&gt;=1" table:allow-empty-cell="true" table:base-cell-address="Over.E2">
          <table:help-message table:display="true">
            <text:p>Weekweergave - Als u dit getal wijzigt, scrolt u door de weergave van het Gantt-diagram.</text:p>
          </table:help-message>
        </table:content-validation>
      </table:content-validations>
      <table:table table:name="ProjectSchedul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column table:style-name="co7" table:visibility="collapse" table:default-cell-style-name="Default"/>
        <table:table-column table:style-name="co8" table:number-columns-repeated="56" table:default-cell-style-name="Default"/>
        <table:table-column table:style-name="co9" table:number-columns-repeated="960" table:default-cell-style-name="Default"/>
        <table:table-row table:style-name="ro1">
          <table:table-cell table:style-name="ce1" office:value-type="string" calcext:value-type="string">
            <text:p>Voer in cel B3 de naam van de projectleider in. Voer in cel E3 de begindatum van het project in. Begin van project: label is in cel C3.</text:p>
          </table:table-cell>
          <table:table-cell table:style-name="ce3"/>
          <table:table-cell table:style-name="ce15" office:value-type="string" calcext:value-type="string" table:number-columns-spanned="2" table:number-rows-spanned="1">
            <text:p>Begin project:</text:p>
          </table:table-cell>
          <table:covered-table-cell table:style-name="ce30"/>
          <table:table-cell table:style-name="ce40" office:value-type="date" office:date-value="2023-02-27" calcext:value-type="date" table:number-columns-spanned="2" table:number-rows-spanned="1">
            <text:p>Mon, 27/2/2023</text:p>
          </table:table-cell>
          <table:covered-table-cell table:style-name="ce52"/>
          <table:table-cell table:number-columns-repeated="1018"/>
        </table:table-row>
        <table:table-row table:style-name="ro1">
          <table:table-cell table:style-name="ce2" office:value-type="string" calcext:value-type="string">
            <text:p>De weergegeven week in cel E4 staat voor de in de projectplanning weer te geven beginweek in cel I4. De begindatum van het project wordt beschouwd als week 1. Als u de weergegeven week wilt wijzigen, voert u in cel E4 gewoon een nieuwe weeknummer in.</text:p>
            <text:p>De begindatum van elke week, te beginnen bij de weergegeven week in cel E4, begint in cel I4 en wordt automatisch berekend. Er wordt in deze weergave acht weken weergegeven van cel I4 t/m cel BF4.</text:p>
            <text:p>U moet deze cellen niet wijzigen.</text:p>
            <text:p>Het label weergegeven week staat in cel C4.</text:p>
          </table:table-cell>
          <table:table-cell/>
          <table:table-cell table:style-name="ce15" office:value-type="string" calcext:value-type="string" table:number-columns-spanned="2" table:number-rows-spanned="1">
            <text:p>Weergegeven week:</text:p>
          </table:table-cell>
          <table:covered-table-cell table:style-name="ce30"/>
          <table:table-cell table:style-name="ce41" table:content-validation-name="val1" office:value-type="float" office:value="1" calcext:value-type="float">
            <text:p>1</text:p>
          </table:table-cell>
          <table:table-cell table:number-columns-repeated="3"/>
          <table:table-cell table:style-name="ce59" table:formula="of:=[.I3]" office:value-type="date" office:date-value="2023-02-27" calcext:value-type="date" table:number-columns-spanned="7" table:number-rows-spanned="1">
            <text:p>27 Feb 2023</text:p>
          </table:table-cell>
          <table:covered-table-cell table:number-columns-repeated="5" table:style-name="ce65"/>
          <table:covered-table-cell table:style-name="ce71"/>
          <table:table-cell table:style-name="ce59" table:formula="of:=[.P3]" office:value-type="date" office:date-value="2023-03-06" calcext:value-type="date" table:number-columns-spanned="7" table:number-rows-spanned="1">
            <text:p>6 Mar 2023</text:p>
          </table:table-cell>
          <table:covered-table-cell table:number-columns-repeated="5" table:style-name="ce65"/>
          <table:covered-table-cell table:style-name="ce71"/>
          <table:table-cell table:style-name="ce59" table:formula="of:=[.W3]" office:value-type="date" office:date-value="2023-03-13" calcext:value-type="date" table:number-columns-spanned="7" table:number-rows-spanned="1">
            <text:p>13 Mar 2023</text:p>
          </table:table-cell>
          <table:covered-table-cell table:number-columns-repeated="5" table:style-name="ce65"/>
          <table:covered-table-cell table:style-name="ce71"/>
          <table:table-cell table:style-name="ce59" table:formula="of:=[.AD3]" office:value-type="date" office:date-value="2023-03-20" calcext:value-type="date" table:number-columns-spanned="7" table:number-rows-spanned="1">
            <text:p>20 Mar 2023</text:p>
          </table:table-cell>
          <table:covered-table-cell table:number-columns-repeated="5" table:style-name="ce65"/>
          <table:covered-table-cell table:style-name="ce71"/>
          <table:table-cell table:style-name="ce59" table:formula="of:=[.AK3]" office:value-type="date" office:date-value="2023-03-27" calcext:value-type="date" table:number-columns-spanned="7" table:number-rows-spanned="1">
            <text:p>27 Mar 2023</text:p>
          </table:table-cell>
          <table:covered-table-cell table:number-columns-repeated="5" table:style-name="ce65"/>
          <table:covered-table-cell table:style-name="ce71"/>
          <table:table-cell table:style-name="ce59" table:formula="of:=[.AR3]" office:value-type="date" office:date-value="2023-04-03" calcext:value-type="date" table:number-columns-spanned="7" table:number-rows-spanned="1">
            <text:p>3 Apr 2023</text:p>
          </table:table-cell>
          <table:covered-table-cell table:number-columns-repeated="5" table:style-name="ce65"/>
          <table:covered-table-cell table:style-name="ce71"/>
          <table:table-cell table:style-name="ce59" table:formula="of:=[.AY3]" office:value-type="date" office:date-value="2023-04-10" calcext:value-type="date" table:number-columns-spanned="7" table:number-rows-spanned="1">
            <text:p>10 Apr 2023</text:p>
          </table:table-cell>
          <table:covered-table-cell table:number-columns-repeated="5" table:style-name="ce65"/>
          <table:covered-table-cell table:style-name="ce71"/>
          <table:table-cell table:style-name="ce59" table:formula="of:=[.BF3]" office:value-type="date" office:date-value="2023-04-17" calcext:value-type="date" table:number-columns-spanned="7" table:number-rows-spanned="1">
            <text:p>17 Apr 2023</text:p>
          </table:table-cell>
          <table:covered-table-cell table:number-columns-repeated="5" table:style-name="ce65"/>
          <table:covered-table-cell table:style-name="ce71"/>
          <table:table-cell table:number-columns-repeated="960"/>
        </table:table-row>
        <table:table-row table:style-name="ro2">
          <table:table-cell table:style-name="ce2" office:value-type="string" calcext:value-type="string">
            <text:p>De cellen I5 t/m BL5 bevatten het dagnummer voor de week die wordt weergegeven in het celblok boven elke datumcel en worden automatisch berekend.</text:p>
            <text:p>U moet deze cellen niet wijzigen.</text:p>
            <text:p>De huidige datum heeft een rode omtrek (hex #AD3815) die vanaf de huidige datum in rij 5 door de hele datumkolom tot aan het eind van de projectplanning loopt.</text:p>
          </table:table-cell>
          <table:table-cell table:style-name="ce4" table:number-columns-spanned="6" table:number-rows-spanned="1"/>
          <table:covered-table-cell table:number-columns-repeated="5" table:style-name="ce16"/>
          <table:table-cell/>
          <table:table-cell table:style-name="ce60" table:formula="of:=Project_Start-WEEKDAY(Project_Start;1)+2+7*(Display_Week-1)" office:value-type="date" office:date-value="2023-02-27" calcext:value-type="date">
            <text:p>27</text:p>
          </table:table-cell>
          <table:table-cell table:style-name="ce66" table:formula="of:=[.I3]+1" office:value-type="date" office:date-value="2023-02-28" calcext:value-type="date">
            <text:p>28</text:p>
          </table:table-cell>
          <table:table-cell table:style-name="ce66" table:formula="of:=[.J3]+1" office:value-type="date" office:date-value="2023-03-01" calcext:value-type="date">
            <text:p>1</text:p>
          </table:table-cell>
          <table:table-cell table:style-name="ce66" table:formula="of:=[.K3]+1" office:value-type="date" office:date-value="2023-03-02" calcext:value-type="date">
            <text:p>2</text:p>
          </table:table-cell>
          <table:table-cell table:style-name="ce66" table:formula="of:=[.L3]+1" office:value-type="date" office:date-value="2023-03-03" calcext:value-type="date">
            <text:p>3</text:p>
          </table:table-cell>
          <table:table-cell table:style-name="ce66" table:formula="of:=[.M3]+1" office:value-type="date" office:date-value="2023-03-04" calcext:value-type="date">
            <text:p>4</text:p>
          </table:table-cell>
          <table:table-cell table:style-name="ce72" table:formula="of:=[.N3]+1" office:value-type="date" office:date-value="2023-03-05" calcext:value-type="date">
            <text:p>5</text:p>
          </table:table-cell>
          <table:table-cell table:style-name="ce60" table:formula="of:=[.O3]+1" office:value-type="date" office:date-value="2023-03-06" calcext:value-type="date">
            <text:p>6</text:p>
          </table:table-cell>
          <table:table-cell table:style-name="ce66" table:formula="of:=[.P3]+1" office:value-type="date" office:date-value="2023-03-07" calcext:value-type="date">
            <text:p>7</text:p>
          </table:table-cell>
          <table:table-cell table:style-name="ce66" table:formula="of:=[.Q3]+1" office:value-type="date" office:date-value="2023-03-08" calcext:value-type="date">
            <text:p>8</text:p>
          </table:table-cell>
          <table:table-cell table:style-name="ce66" table:formula="of:=[.R3]+1" office:value-type="date" office:date-value="2023-03-09" calcext:value-type="date">
            <text:p>9</text:p>
          </table:table-cell>
          <table:table-cell table:style-name="ce66" table:formula="of:=[.S3]+1" office:value-type="date" office:date-value="2023-03-10" calcext:value-type="date">
            <text:p>10</text:p>
          </table:table-cell>
          <table:table-cell table:style-name="ce66" table:formula="of:=[.T3]+1" office:value-type="date" office:date-value="2023-03-11" calcext:value-type="date">
            <text:p>11</text:p>
          </table:table-cell>
          <table:table-cell table:style-name="ce72" table:formula="of:=[.U3]+1" office:value-type="date" office:date-value="2023-03-12" calcext:value-type="date">
            <text:p>12</text:p>
          </table:table-cell>
          <table:table-cell table:style-name="ce60" table:formula="of:=[.V3]+1" office:value-type="date" office:date-value="2023-03-13" calcext:value-type="date">
            <text:p>13</text:p>
          </table:table-cell>
          <table:table-cell table:style-name="ce66" table:formula="of:=[.W3]+1" office:value-type="date" office:date-value="2023-03-14" calcext:value-type="date">
            <text:p>14</text:p>
          </table:table-cell>
          <table:table-cell table:style-name="ce66" table:formula="of:=[.X3]+1" office:value-type="date" office:date-value="2023-03-15" calcext:value-type="date">
            <text:p>15</text:p>
          </table:table-cell>
          <table:table-cell table:style-name="ce66" table:formula="of:=[.Y3]+1" office:value-type="date" office:date-value="2023-03-16" calcext:value-type="date">
            <text:p>16</text:p>
          </table:table-cell>
          <table:table-cell table:style-name="ce66" table:formula="of:=[.Z3]+1" office:value-type="date" office:date-value="2023-03-17" calcext:value-type="date">
            <text:p>17</text:p>
          </table:table-cell>
          <table:table-cell table:style-name="ce66" table:formula="of:=[.AA3]+1" office:value-type="date" office:date-value="2023-03-18" calcext:value-type="date">
            <text:p>18</text:p>
          </table:table-cell>
          <table:table-cell table:style-name="ce72" table:formula="of:=[.AB3]+1" office:value-type="date" office:date-value="2023-03-19" calcext:value-type="date">
            <text:p>19</text:p>
          </table:table-cell>
          <table:table-cell table:style-name="ce60" table:formula="of:=[.AC3]+1" office:value-type="date" office:date-value="2023-03-20" calcext:value-type="date">
            <text:p>20</text:p>
          </table:table-cell>
          <table:table-cell table:style-name="ce66" table:formula="of:=[.AD3]+1" office:value-type="date" office:date-value="2023-03-21" calcext:value-type="date">
            <text:p>21</text:p>
          </table:table-cell>
          <table:table-cell table:style-name="ce66" table:formula="of:=[.AE3]+1" office:value-type="date" office:date-value="2023-03-22" calcext:value-type="date">
            <text:p>22</text:p>
          </table:table-cell>
          <table:table-cell table:style-name="ce66" table:formula="of:=[.AF3]+1" office:value-type="date" office:date-value="2023-03-23" calcext:value-type="date">
            <text:p>23</text:p>
          </table:table-cell>
          <table:table-cell table:style-name="ce66" table:formula="of:=[.AG3]+1" office:value-type="date" office:date-value="2023-03-24" calcext:value-type="date">
            <text:p>24</text:p>
          </table:table-cell>
          <table:table-cell table:style-name="ce66" table:formula="of:=[.AH3]+1" office:value-type="date" office:date-value="2023-03-25" calcext:value-type="date">
            <text:p>25</text:p>
          </table:table-cell>
          <table:table-cell table:style-name="ce72" table:formula="of:=[.AI3]+1" office:value-type="date" office:date-value="2023-03-26" calcext:value-type="date">
            <text:p>26</text:p>
          </table:table-cell>
          <table:table-cell table:style-name="ce60" table:formula="of:=[.AJ3]+1" office:value-type="date" office:date-value="2023-03-27" calcext:value-type="date">
            <text:p>27</text:p>
          </table:table-cell>
          <table:table-cell table:style-name="ce66" table:formula="of:=[.AK3]+1" office:value-type="date" office:date-value="2023-03-28" calcext:value-type="date">
            <text:p>28</text:p>
          </table:table-cell>
          <table:table-cell table:style-name="ce66" table:formula="of:=[.AL3]+1" office:value-type="date" office:date-value="2023-03-29" calcext:value-type="date">
            <text:p>29</text:p>
          </table:table-cell>
          <table:table-cell table:style-name="ce66" table:formula="of:=[.AM3]+1" office:value-type="date" office:date-value="2023-03-30" calcext:value-type="date">
            <text:p>30</text:p>
          </table:table-cell>
          <table:table-cell table:style-name="ce66" table:formula="of:=[.AN3]+1" office:value-type="date" office:date-value="2023-03-31" calcext:value-type="date">
            <text:p>31</text:p>
          </table:table-cell>
          <table:table-cell table:style-name="ce66" table:formula="of:=[.AO3]+1" office:value-type="date" office:date-value="2023-04-01" calcext:value-type="date">
            <text:p>1</text:p>
          </table:table-cell>
          <table:table-cell table:style-name="ce72" table:formula="of:=[.AP3]+1" office:value-type="date" office:date-value="2023-04-02" calcext:value-type="date">
            <text:p>2</text:p>
          </table:table-cell>
          <table:table-cell table:style-name="ce60" table:formula="of:=[.AQ3]+1" office:value-type="date" office:date-value="2023-04-03" calcext:value-type="date">
            <text:p>3</text:p>
          </table:table-cell>
          <table:table-cell table:style-name="ce66" table:formula="of:=[.AR3]+1" office:value-type="date" office:date-value="2023-04-04" calcext:value-type="date">
            <text:p>4</text:p>
          </table:table-cell>
          <table:table-cell table:style-name="ce66" table:formula="of:=[.AS3]+1" office:value-type="date" office:date-value="2023-04-05" calcext:value-type="date">
            <text:p>5</text:p>
          </table:table-cell>
          <table:table-cell table:style-name="ce66" table:formula="of:=[.AT3]+1" office:value-type="date" office:date-value="2023-04-06" calcext:value-type="date">
            <text:p>6</text:p>
          </table:table-cell>
          <table:table-cell table:style-name="ce66" table:formula="of:=[.AU3]+1" office:value-type="date" office:date-value="2023-04-07" calcext:value-type="date">
            <text:p>7</text:p>
          </table:table-cell>
          <table:table-cell table:style-name="ce66" table:formula="of:=[.AV3]+1" office:value-type="date" office:date-value="2023-04-08" calcext:value-type="date">
            <text:p>8</text:p>
          </table:table-cell>
          <table:table-cell table:style-name="ce72" table:formula="of:=[.AW3]+1" office:value-type="date" office:date-value="2023-04-09" calcext:value-type="date">
            <text:p>9</text:p>
          </table:table-cell>
          <table:table-cell table:style-name="ce60" table:formula="of:=[.AX3]+1" office:value-type="date" office:date-value="2023-04-10" calcext:value-type="date">
            <text:p>10</text:p>
          </table:table-cell>
          <table:table-cell table:style-name="ce66" table:formula="of:=[.AY3]+1" office:value-type="date" office:date-value="2023-04-11" calcext:value-type="date">
            <text:p>11</text:p>
          </table:table-cell>
          <table:table-cell table:style-name="ce66" table:formula="of:=[.AZ3]+1" office:value-type="date" office:date-value="2023-04-12" calcext:value-type="date">
            <text:p>12</text:p>
          </table:table-cell>
          <table:table-cell table:style-name="ce66" table:formula="of:=[.BA3]+1" office:value-type="date" office:date-value="2023-04-13" calcext:value-type="date">
            <text:p>13</text:p>
          </table:table-cell>
          <table:table-cell table:style-name="ce66" table:formula="of:=[.BB3]+1" office:value-type="date" office:date-value="2023-04-14" calcext:value-type="date">
            <text:p>14</text:p>
          </table:table-cell>
          <table:table-cell table:style-name="ce66" table:formula="of:=[.BC3]+1" office:value-type="date" office:date-value="2023-04-15" calcext:value-type="date">
            <text:p>15</text:p>
          </table:table-cell>
          <table:table-cell table:style-name="ce72" table:formula="of:=[.BD3]+1" office:value-type="date" office:date-value="2023-04-16" calcext:value-type="date">
            <text:p>16</text:p>
          </table:table-cell>
          <table:table-cell table:style-name="ce60" table:formula="of:=[.BE3]+1" office:value-type="date" office:date-value="2023-04-17" calcext:value-type="date">
            <text:p>17</text:p>
          </table:table-cell>
          <table:table-cell table:style-name="ce66" table:formula="of:=[.BF3]+1" office:value-type="date" office:date-value="2023-04-18" calcext:value-type="date">
            <text:p>18</text:p>
          </table:table-cell>
          <table:table-cell table:style-name="ce66" table:formula="of:=[.BG3]+1" office:value-type="date" office:date-value="2023-04-19" calcext:value-type="date">
            <text:p>19</text:p>
          </table:table-cell>
          <table:table-cell table:style-name="ce66" table:formula="of:=[.BH3]+1" office:value-type="date" office:date-value="2023-04-20" calcext:value-type="date">
            <text:p>20</text:p>
          </table:table-cell>
          <table:table-cell table:style-name="ce66" table:formula="of:=[.BI3]+1" office:value-type="date" office:date-value="2023-04-21" calcext:value-type="date">
            <text:p>21</text:p>
          </table:table-cell>
          <table:table-cell table:style-name="ce66" table:formula="of:=[.BJ3]+1" office:value-type="date" office:date-value="2023-04-22" calcext:value-type="date">
            <text:p>22</text:p>
          </table:table-cell>
          <table:table-cell table:style-name="ce72" table:formula="of:=[.BK3]+1" office:value-type="date" office:date-value="2023-04-23" calcext:value-type="date">
            <text:p>23</text:p>
          </table:table-cell>
          <table:table-cell table:number-columns-repeated="960"/>
        </table:table-row>
        <table:table-row table:style-name="ro1">
          <table:table-cell table:style-name="ce2" office:value-type="string" calcext:value-type="string">
            <text:p>Deze rij bevat kopteksten voor de projectplanning die eronder staat. </text:p>
            <text:p>Navigeer van B6 t/m BL6 om de inhoud te horen. De eerste letter van elke dag van de week voor de datum boven die kop begint in cel I6 en gaat verder tot en met cel BL6.</text:p>
            <text:p>Alle grafieken van de projecttijdlijn worden automatisch gegenereerd op basis van de ingevoerde begin- en einddatums, met behulp van voorwaardelijke opmaak.</text:p>
            <text:p>Wijzig de inhoud van cellen in de kolommen niet na kolom I vanaf cel I7.</text:p>
          </table:table-cell>
          <table:table-cell table:style-name="ce5" office:value-type="string" calcext:value-type="string">
            <text:p>TAAK</text:p>
          </table:table-cell>
          <table:table-cell table:style-name="ce17" office:value-type="string" calcext:value-type="string">
            <text:p>TOEGEWEZEN</text:p>
            <text:p>AAN</text:p>
          </table:table-cell>
          <table:table-cell table:style-name="ce17" office:value-type="string" calcext:value-type="string">
            <text:p>VOORTGANG</text:p>
          </table:table-cell>
          <table:table-cell table:style-name="ce17" office:value-type="string" calcext:value-type="string">
            <text:p>START</text:p>
          </table:table-cell>
          <table:table-cell table:style-name="ce17" office:value-type="string" calcext:value-type="string">
            <text:p>EINDE</text:p>
          </table:table-cell>
          <table:table-cell table:style-name="ce17"/>
          <table:table-cell table:style-name="ce17" office:value-type="string" calcext:value-type="string">
            <text:p>DAGEN</text:p>
          </table:table-cell>
          <table:table-cell table:style-name="ce61" table:formula="of:=LEFT(TEXT([.I3];&quot;ddd&quot;);1)" office:value-type="string" office:string-value="M" calcext:value-type="string">
            <text:p>M</text:p>
          </table:table-cell>
          <table:table-cell table:style-name="ce61" table:formula="of:=LEFT(TEXT([.J3];&quot;ddd&quot;);1)" office:value-type="string" office:string-value="T" calcext:value-type="string">
            <text:p>T</text:p>
          </table:table-cell>
          <table:table-cell table:style-name="ce61" table:formula="of:=LEFT(TEXT([.K3];&quot;ddd&quot;);1)" office:value-type="string" office:string-value="W" calcext:value-type="string">
            <text:p>W</text:p>
          </table:table-cell>
          <table:table-cell table:style-name="ce61" table:formula="of:=LEFT(TEXT([.L3];&quot;ddd&quot;);1)" office:value-type="string" office:string-value="T" calcext:value-type="string">
            <text:p>T</text:p>
          </table:table-cell>
          <table:table-cell table:style-name="ce61" table:formula="of:=LEFT(TEXT([.M3];&quot;ddd&quot;);1)" office:value-type="string" office:string-value="F" calcext:value-type="string">
            <text:p>F</text:p>
          </table:table-cell>
          <table:table-cell table:style-name="ce61" table:formula="of:=LEFT(TEXT([.N3];&quot;ddd&quot;);1)" office:value-type="string" office:string-value="S" calcext:value-type="string">
            <text:p>S</text:p>
          </table:table-cell>
          <table:table-cell table:style-name="ce61" table:formula="of:=LEFT(TEXT([.O3];&quot;ddd&quot;);1)" office:value-type="string" office:string-value="S" calcext:value-type="string">
            <text:p>S</text:p>
          </table:table-cell>
          <table:table-cell table:style-name="ce61" table:formula="of:=LEFT(TEXT([.P3];&quot;ddd&quot;);1)" office:value-type="string" office:string-value="M" calcext:value-type="string">
            <text:p>M</text:p>
          </table:table-cell>
          <table:table-cell table:style-name="ce61" table:formula="of:=LEFT(TEXT([.Q3];&quot;ddd&quot;);1)" office:value-type="string" office:string-value="T" calcext:value-type="string">
            <text:p>T</text:p>
          </table:table-cell>
          <table:table-cell table:style-name="ce61" table:formula="of:=LEFT(TEXT([.R3];&quot;ddd&quot;);1)" office:value-type="string" office:string-value="W" calcext:value-type="string">
            <text:p>W</text:p>
          </table:table-cell>
          <table:table-cell table:style-name="ce61" table:formula="of:=LEFT(TEXT([.S3];&quot;ddd&quot;);1)" office:value-type="string" office:string-value="T" calcext:value-type="string">
            <text:p>T</text:p>
          </table:table-cell>
          <table:table-cell table:style-name="ce61" table:formula="of:=LEFT(TEXT([.T3];&quot;ddd&quot;);1)" office:value-type="string" office:string-value="F" calcext:value-type="string">
            <text:p>F</text:p>
          </table:table-cell>
          <table:table-cell table:style-name="ce61" table:formula="of:=LEFT(TEXT([.U3];&quot;ddd&quot;);1)" office:value-type="string" office:string-value="S" calcext:value-type="string">
            <text:p>S</text:p>
          </table:table-cell>
          <table:table-cell table:style-name="ce61" table:formula="of:=LEFT(TEXT([.V3];&quot;ddd&quot;);1)" office:value-type="string" office:string-value="S" calcext:value-type="string">
            <text:p>S</text:p>
          </table:table-cell>
          <table:table-cell table:style-name="ce61" table:formula="of:=LEFT(TEXT([.W3];&quot;ddd&quot;);1)" office:value-type="string" office:string-value="M" calcext:value-type="string">
            <text:p>M</text:p>
          </table:table-cell>
          <table:table-cell table:style-name="ce61" table:formula="of:=LEFT(TEXT([.X3];&quot;ddd&quot;);1)" office:value-type="string" office:string-value="T" calcext:value-type="string">
            <text:p>T</text:p>
          </table:table-cell>
          <table:table-cell table:style-name="ce61" table:formula="of:=LEFT(TEXT([.Y3];&quot;ddd&quot;);1)" office:value-type="string" office:string-value="W" calcext:value-type="string">
            <text:p>W</text:p>
          </table:table-cell>
          <table:table-cell table:style-name="ce61" table:formula="of:=LEFT(TEXT([.Z3];&quot;ddd&quot;);1)" office:value-type="string" office:string-value="T" calcext:value-type="string">
            <text:p>T</text:p>
          </table:table-cell>
          <table:table-cell table:style-name="ce61" table:formula="of:=LEFT(TEXT([.AA3];&quot;ddd&quot;);1)" office:value-type="string" office:string-value="F" calcext:value-type="string">
            <text:p>F</text:p>
          </table:table-cell>
          <table:table-cell table:style-name="ce61" table:formula="of:=LEFT(TEXT([.AB3];&quot;ddd&quot;);1)" office:value-type="string" office:string-value="S" calcext:value-type="string">
            <text:p>S</text:p>
          </table:table-cell>
          <table:table-cell table:style-name="ce61" table:formula="of:=LEFT(TEXT([.AC3];&quot;ddd&quot;);1)" office:value-type="string" office:string-value="S" calcext:value-type="string">
            <text:p>S</text:p>
          </table:table-cell>
          <table:table-cell table:style-name="ce61" table:formula="of:=LEFT(TEXT([.AD3];&quot;ddd&quot;);1)" office:value-type="string" office:string-value="M" calcext:value-type="string">
            <text:p>M</text:p>
          </table:table-cell>
          <table:table-cell table:style-name="ce61" table:formula="of:=LEFT(TEXT([.AE3];&quot;ddd&quot;);1)" office:value-type="string" office:string-value="T" calcext:value-type="string">
            <text:p>T</text:p>
          </table:table-cell>
          <table:table-cell table:style-name="ce61" table:formula="of:=LEFT(TEXT([.AF3];&quot;ddd&quot;);1)" office:value-type="string" office:string-value="W" calcext:value-type="string">
            <text:p>W</text:p>
          </table:table-cell>
          <table:table-cell table:style-name="ce61" table:formula="of:=LEFT(TEXT([.AG3];&quot;ddd&quot;);1)" office:value-type="string" office:string-value="T" calcext:value-type="string">
            <text:p>T</text:p>
          </table:table-cell>
          <table:table-cell table:style-name="ce61" table:formula="of:=LEFT(TEXT([.AH3];&quot;ddd&quot;);1)" office:value-type="string" office:string-value="F" calcext:value-type="string">
            <text:p>F</text:p>
          </table:table-cell>
          <table:table-cell table:style-name="ce61" table:formula="of:=LEFT(TEXT([.AI3];&quot;ddd&quot;);1)" office:value-type="string" office:string-value="S" calcext:value-type="string">
            <text:p>S</text:p>
          </table:table-cell>
          <table:table-cell table:style-name="ce61" table:formula="of:=LEFT(TEXT([.AJ3];&quot;ddd&quot;);1)" office:value-type="string" office:string-value="S" calcext:value-type="string">
            <text:p>S</text:p>
          </table:table-cell>
          <table:table-cell table:style-name="ce61" table:formula="of:=LEFT(TEXT([.AK3];&quot;ddd&quot;);1)" office:value-type="string" office:string-value="M" calcext:value-type="string">
            <text:p>M</text:p>
          </table:table-cell>
          <table:table-cell table:style-name="ce61" table:formula="of:=LEFT(TEXT([.AL3];&quot;ddd&quot;);1)" office:value-type="string" office:string-value="T" calcext:value-type="string">
            <text:p>T</text:p>
          </table:table-cell>
          <table:table-cell table:style-name="ce61" table:formula="of:=LEFT(TEXT([.AM3];&quot;ddd&quot;);1)" office:value-type="string" office:string-value="W" calcext:value-type="string">
            <text:p>W</text:p>
          </table:table-cell>
          <table:table-cell table:style-name="ce61" table:formula="of:=LEFT(TEXT([.AN3];&quot;ddd&quot;);1)" office:value-type="string" office:string-value="T" calcext:value-type="string">
            <text:p>T</text:p>
          </table:table-cell>
          <table:table-cell table:style-name="ce61" table:formula="of:=LEFT(TEXT([.AO3];&quot;ddd&quot;);1)" office:value-type="string" office:string-value="F" calcext:value-type="string">
            <text:p>F</text:p>
          </table:table-cell>
          <table:table-cell table:style-name="ce61" table:formula="of:=LEFT(TEXT([.AP3];&quot;ddd&quot;);1)" office:value-type="string" office:string-value="S" calcext:value-type="string">
            <text:p>S</text:p>
          </table:table-cell>
          <table:table-cell table:style-name="ce61" table:formula="of:=LEFT(TEXT([.AQ3];&quot;ddd&quot;);1)" office:value-type="string" office:string-value="S" calcext:value-type="string">
            <text:p>S</text:p>
          </table:table-cell>
          <table:table-cell table:style-name="ce61" table:formula="of:=LEFT(TEXT([.AR3];&quot;ddd&quot;);1)" office:value-type="string" office:string-value="M" calcext:value-type="string">
            <text:p>M</text:p>
          </table:table-cell>
          <table:table-cell table:style-name="ce61" table:formula="of:=LEFT(TEXT([.AS3];&quot;ddd&quot;);1)" office:value-type="string" office:string-value="T" calcext:value-type="string">
            <text:p>T</text:p>
          </table:table-cell>
          <table:table-cell table:style-name="ce61" table:formula="of:=LEFT(TEXT([.AT3];&quot;ddd&quot;);1)" office:value-type="string" office:string-value="W" calcext:value-type="string">
            <text:p>W</text:p>
          </table:table-cell>
          <table:table-cell table:style-name="ce61" table:formula="of:=LEFT(TEXT([.AU3];&quot;ddd&quot;);1)" office:value-type="string" office:string-value="T" calcext:value-type="string">
            <text:p>T</text:p>
          </table:table-cell>
          <table:table-cell table:style-name="ce61" table:formula="of:=LEFT(TEXT([.AV3];&quot;ddd&quot;);1)" office:value-type="string" office:string-value="F" calcext:value-type="string">
            <text:p>F</text:p>
          </table:table-cell>
          <table:table-cell table:style-name="ce61" table:formula="of:=LEFT(TEXT([.AW3];&quot;ddd&quot;);1)" office:value-type="string" office:string-value="S" calcext:value-type="string">
            <text:p>S</text:p>
          </table:table-cell>
          <table:table-cell table:style-name="ce61" table:formula="of:=LEFT(TEXT([.AX3];&quot;ddd&quot;);1)" office:value-type="string" office:string-value="S" calcext:value-type="string">
            <text:p>S</text:p>
          </table:table-cell>
          <table:table-cell table:style-name="ce61" table:formula="of:=LEFT(TEXT([.AY3];&quot;ddd&quot;);1)" office:value-type="string" office:string-value="M" calcext:value-type="string">
            <text:p>M</text:p>
          </table:table-cell>
          <table:table-cell table:style-name="ce61" table:formula="of:=LEFT(TEXT([.AZ3];&quot;ddd&quot;);1)" office:value-type="string" office:string-value="T" calcext:value-type="string">
            <text:p>T</text:p>
          </table:table-cell>
          <table:table-cell table:style-name="ce61" table:formula="of:=LEFT(TEXT([.BA3];&quot;ddd&quot;);1)" office:value-type="string" office:string-value="W" calcext:value-type="string">
            <text:p>W</text:p>
          </table:table-cell>
          <table:table-cell table:style-name="ce61" table:formula="of:=LEFT(TEXT([.BB3];&quot;ddd&quot;);1)" office:value-type="string" office:string-value="T" calcext:value-type="string">
            <text:p>T</text:p>
          </table:table-cell>
          <table:table-cell table:style-name="ce61" table:formula="of:=LEFT(TEXT([.BC3];&quot;ddd&quot;);1)" office:value-type="string" office:string-value="F" calcext:value-type="string">
            <text:p>F</text:p>
          </table:table-cell>
          <table:table-cell table:style-name="ce61" table:formula="of:=LEFT(TEXT([.BD3];&quot;ddd&quot;);1)" office:value-type="string" office:string-value="S" calcext:value-type="string">
            <text:p>S</text:p>
          </table:table-cell>
          <table:table-cell table:style-name="ce61" table:formula="of:=LEFT(TEXT([.BE3];&quot;ddd&quot;);1)" office:value-type="string" office:string-value="S" calcext:value-type="string">
            <text:p>S</text:p>
          </table:table-cell>
          <table:table-cell table:style-name="ce61" table:formula="of:=LEFT(TEXT([.BF3];&quot;ddd&quot;);1)" office:value-type="string" office:string-value="M" calcext:value-type="string">
            <text:p>M</text:p>
          </table:table-cell>
          <table:table-cell table:style-name="ce61" table:formula="of:=LEFT(TEXT([.BG3];&quot;ddd&quot;);1)" office:value-type="string" office:string-value="T" calcext:value-type="string">
            <text:p>T</text:p>
          </table:table-cell>
          <table:table-cell table:style-name="ce61" table:formula="of:=LEFT(TEXT([.BH3];&quot;ddd&quot;);1)" office:value-type="string" office:string-value="W" calcext:value-type="string">
            <text:p>W</text:p>
          </table:table-cell>
          <table:table-cell table:style-name="ce61" table:formula="of:=LEFT(TEXT([.BI3];&quot;ddd&quot;);1)" office:value-type="string" office:string-value="T" calcext:value-type="string">
            <text:p>T</text:p>
          </table:table-cell>
          <table:table-cell table:style-name="ce61" table:formula="of:=LEFT(TEXT([.BJ3];&quot;ddd&quot;);1)" office:value-type="string" office:string-value="F" calcext:value-type="string">
            <text:p>F</text:p>
          </table:table-cell>
          <table:table-cell table:style-name="ce61" table:formula="of:=LEFT(TEXT([.BK3];&quot;ddd&quot;);1)" office:value-type="string" office:string-value="S" calcext:value-type="string">
            <text:p>S</text:p>
          </table:table-cell>
          <table:table-cell table:style-name="ce61" table:formula="of:=LEFT(TEXT([.BL3];&quot;ddd&quot;);1)" office:value-type="string" office:string-value="S" calcext:value-type="string">
            <text:p>S</text:p>
          </table:table-cell>
          <table:table-cell table:number-columns-repeated="960"/>
        </table:table-row>
        <table:table-row table:style-name="ro1" table:visibility="collapse">
          <table:table-cell table:style-name="ce1" office:value-type="string" calcext:value-type="string">
            <text:p>Verwijder deze rij niet. Deze rij is verborgen om een formule te handhaven die wordt gebruikt om de huidige dag in de projectplanning te markeren. </text:p>
          </table:table-cell>
          <table:table-cell/>
          <table:table-cell table:style-name="ce18"/>
          <table:table-cell table:number-columns-repeated="4"/>
          <table:table-cell table:style-name="ce58" table:formula="of:=IF(OR(ISBLANK(task_start);ISBLANK(task_end));&quot;&quot;;task_end-task_start+1)" office:value-type="string" office:string-value="" calcext:value-type="error">
            <text:p>#REF!</text:p>
          </table:table-cell>
          <table:table-cell table:style-name="ce62" table:number-columns-repeated="56"/>
          <table:table-cell table:number-columns-repeated="960"/>
        </table:table-row>
        <table:table-row table:style-name="ro1">
          <table:table-cell table:style-name="ce2" office:value-type="string" calcext:value-type="string">
            <text:p>Cel B8 bevat de voorbeeldtitel van Fase 1. </text:p>
            <text:p>Voer in cel B8 een nieuwe titel in.</text:p>
            <text:p>Voer in cel C8 een naam in waaraan de fase wordt toegewezen, indien van toepassing op uw project.</text:p>
            <text:p>Voer in cel D8 de voortgang voor het hele project in, indien van toepassing op uw project.</text:p>
            <text:p>Voer in de cellen E8 en F8 de begin- en einddatums voor het hele project in, indien van toepassing op uw project. </text:p>
            <text:p>Het Gantt-diagram wordt automatisch ingevuld met de juiste datums en wordt donkerder afhankelijk van de ingevoerde voortgang.</text:p>
            <text:p>Als u de fase wilt verwijderen en alleen vanuit taken wilt werken, verwijdert u gewoon deze rij.</text:p>
          </table:table-cell>
          <table:table-cell table:style-name="ce6" office:value-type="string" calcext:value-type="string">
            <text:p>Plan van aanpak</text:p>
          </table:table-cell>
          <table:table-cell table:style-name="ce19" office:value-type="string" calcext:value-type="string">
            <text:p>Iedereen</text:p>
          </table:table-cell>
          <table:table-cell table:style-name="ce31"/>
          <table:table-cell table:style-name="ce42" table:number-columns-repeated="2"/>
          <table:table-cell table:style-name="ce55"/>
          <table:table-cell table:style-name="ce55" table:formula="of:=IF(OR(ISBLANK(task_start);ISBLANK(task_end));&quot;&quot;;task_end-task_start+1)" office:value-type="string" office:string-value="" calcext:value-type="error">
            <text:p>#REF!</text:p>
          </table:table-cell>
          <table:table-cell table:style-name="ce62" table:number-columns-repeated="19"/>
          <table:table-cell table:style-name="ce68" table:number-columns-repeated="14"/>
          <table:table-cell table:style-name="ce85" table:number-columns-repeated="23"/>
          <table:table-cell table:number-columns-repeated="960"/>
        </table:table-row>
        <table:table-row table:style-name="ro1">
          <table:table-cell table:style-name="ce2" office:value-type="string" calcext:value-type="string">
            <text:p>Cel B9 bevat de voorbeeldtaak 'Taak 1'. </text:p>
            <text:p>Voer in cel B9 een nieuwe taaknaam in.</text:p>
            <text:p>Voer in cel C9 een persoon in om de taak aan toe te wijzen.</text:p>
            <text:p>Voer in cel D9 de voortgang van de taak in. Een voortgangsbalk wordt weergegeven in de cel en wordt donkerder afhankelijk van het getal in de cel. Bij een voortgang van bijvoorbeeld 50 procent wordt de helft van de cel donker.</text:p>
            <text:p>Voer in cel E9 de begindatum van de taak in.</text:p>
            <text:p>Voer in cel F9 de einddatum van de taak in.</text:p>
            <text:p>Een voor de opgegeven datums donkerder gekleurde statusbalk wordt weergegeven in blokken, te beginnen bij cel I9 t/m BL9. </text:p>
          </table:table-cell>
          <table:table-cell table:style-name="ce7" office:value-type="string" calcext:value-type="string">
            <text:p>Opstellen en afmaken</text:p>
          </table:table-cell>
          <table:table-cell table:style-name="ce20" office:value-type="string" calcext:value-type="string">
            <text:p>Iedereen</text:p>
          </table:table-cell>
          <table:table-cell table:style-name="ce32" office:value-type="percentage" office:value="1" calcext:value-type="percentage">
            <text:p>100%</text:p>
          </table:table-cell>
          <table:table-cell table:style-name="ce43" table:formula="of:=Project_Start" office:value-type="date" office:date-value="2023-02-27" calcext:value-type="date">
            <text:p>27-02-23</text:p>
          </table:table-cell>
          <table:table-cell table:style-name="ce43" table:formula="of:=[.E7]+3" office:value-type="date" office:date-value="2023-03-02" calcext:value-type="date">
            <text:p>2-03-23</text:p>
          </table:table-cell>
          <table:table-cell table:style-name="ce55"/>
          <table:table-cell table:style-name="ce55" table:formula="of:=IF(OR(ISBLANK(task_start);ISBLANK(task_end));&quot;&quot;;task_end-task_start+1)" office:value-type="string" office:string-value="" calcext:value-type="error">
            <text:p>#REF!</text:p>
          </table:table-cell>
          <table:table-cell table:style-name="ce63" table:number-columns-repeated="4"/>
          <table:table-cell table:style-name="ce68" table:number-columns-repeated="2"/>
          <table:table-cell table:style-name="ce62" table:number-columns-repeated="13"/>
          <table:table-cell table:style-name="ce68" table:number-columns-repeated="14"/>
          <table:table-cell table:style-name="ce85" table:number-columns-repeated="23"/>
          <table:table-cell table:number-columns-repeated="960"/>
        </table:table-row>
        <table:table-row table:style-name="ro1">
          <table:table-cell table:style-name="ce2" office:value-type="string" calcext:value-type="string">
            <text:p>De cel rechts bevat de voorbeeldtitel van Fase 2. </text:p>
            <text:p>U kunt op elk gewenst moment een nieuwe fase maken in kolom B. Voor deze projectplanning zijn geen fasen vereist. U kunt de fase verwijderen door de rij gewoon te verwijderen.</text:p>
            <text:p>Voer in de cel rechts een nieuwe titel in om een nieuwe faseblok in deze rij te maken.</text:p>
            <text:p>Om taken te blijven toevoegen aan de bovenstaande fase voert u een nieuwe rij boven deze in en vult u de taakgegevens in volgens de instructies in cel A9.</text:p>
            <text:p>Werk in de cel rechts de fasegegevens bij op basis van de instructies in cel A8.</text:p>
            <text:p>Blijf omlaag navigeren door de cellen van kolom A voor meer informatie.</text:p>
            <text:p>Als u geen nieuwe rijen in dit werkblad hebt toegevoegd, vindt u in de cellen B20 en B26 twee extra voorbeeldfaseblokken die al voor u zijn gemaakt. Anders navigeert u door de cellen van kolom A voor extra blokken. </text:p>
            <text:p>Herhaal de instructies in cel A8 en A9 wanneer dat nodig is.</text:p>
          </table:table-cell>
          <table:table-cell table:style-name="ce8" office:value-type="string" calcext:value-type="string">
            <text:p>Applicatie fase</text:p>
          </table:table-cell>
          <table:table-cell table:style-name="ce21"/>
          <table:table-cell table:style-name="ce33"/>
          <table:table-cell table:style-name="ce44" table:number-columns-repeated="2"/>
          <table:table-cell table:style-name="ce55"/>
          <table:table-cell table:style-name="ce55" table:formula="of:=IF(OR(ISBLANK(task_start);ISBLANK(task_end));&quot;&quot;;task_end-task_start+1)" office:value-type="string" office:string-value="" calcext:value-type="error">
            <text:p>#REF!</text:p>
          </table:table-cell>
          <table:table-cell table:style-name="ce62" table:number-columns-repeated="19"/>
          <table:table-cell table:style-name="ce68" table:number-columns-repeated="14"/>
          <table:table-cell table:style-name="ce85" table:number-columns-repeated="23"/>
          <table:table-cell table:number-columns-repeated="960"/>
        </table:table-row>
        <table:table-row table:style-name="ro1">
          <table:table-cell table:style-name="ce2"/>
          <table:table-cell table:style-name="ce9" office:value-type="string" calcext:value-type="string">
            <text:p>Databestand opzetten</text:p>
          </table:table-cell>
          <table:table-cell table:style-name="ce22"/>
          <table:table-cell table:style-name="ce34" office:value-type="percentage" office:value="1" calcext:value-type="percentage">
            <text:p>100%</text:p>
          </table:table-cell>
          <table:table-cell table:style-name="ce45" office:value-type="date" office:date-value="2023-03-04" calcext:value-type="date">
            <text:p>4-03-23</text:p>
          </table:table-cell>
          <table:table-cell table:style-name="ce45" table:formula="of:=[.E9]+2" office:value-type="date" office:date-value="2023-03-06" calcext:value-type="date">
            <text:p>6-03-23</text:p>
          </table:table-cell>
          <table:table-cell table:style-name="ce55"/>
          <table:table-cell table:style-name="ce55" table:formula="of:=IF(OR(ISBLANK(task_start);ISBLANK(task_end));&quot;&quot;;task_end-task_start+1)" office:value-type="string" office:string-value="" calcext:value-type="error">
            <text:p>#REF!</text:p>
          </table:table-cell>
          <table:table-cell table:style-name="ce62" table:number-columns-repeated="5"/>
          <table:table-cell table:style-name="ce67" table:number-columns-repeated="3"/>
          <table:table-cell table:style-name="ce62" table:number-columns-repeated="11"/>
          <table:table-cell table:style-name="ce68" table:number-columns-repeated="14"/>
          <table:table-cell table:style-name="ce85" table:number-columns-repeated="23"/>
          <table:table-cell table:number-columns-repeated="960"/>
        </table:table-row>
        <table:table-row table:style-name="ro1">
          <table:table-cell table:style-name="ce1"/>
          <table:table-cell table:style-name="ce9" office:value-type="string" calcext:value-type="string">
            <text:p>Python funcies maken</text:p>
          </table:table-cell>
          <table:table-cell table:style-name="ce22"/>
          <table:table-cell table:style-name="ce34" office:value-type="percentage" office:value="1" calcext:value-type="percentage">
            <text:p>100%</text:p>
          </table:table-cell>
          <table:table-cell table:style-name="ce45" office:value-type="date" office:date-value="2023-03-07" calcext:value-type="date">
            <text:p>7-03-23</text:p>
          </table:table-cell>
          <table:table-cell table:style-name="ce45" table:formula="of:=[.E10]+3" office:value-type="date" office:date-value="2023-03-10" calcext:value-type="date">
            <text:p>10-03-23</text:p>
          </table:table-cell>
          <table:table-cell table:style-name="ce55"/>
          <table:table-cell table:style-name="ce55" table:formula="of:=IF(OR(ISBLANK(task_start);ISBLANK(task_end));&quot;&quot;;task_end-task_start+1)" office:value-type="string" office:string-value="" calcext:value-type="error">
            <text:p>#REF!</text:p>
          </table:table-cell>
          <table:table-cell table:style-name="ce62" table:number-columns-repeated="8"/>
          <table:table-cell table:style-name="ce67" table:number-columns-repeated="4"/>
          <table:table-cell table:style-name="ce78" table:number-columns-repeated="2"/>
          <table:table-cell table:style-name="ce62" table:number-columns-repeated="5"/>
          <table:table-cell table:style-name="ce68" table:number-columns-repeated="14"/>
          <table:table-cell table:style-name="ce85" table:number-columns-repeated="23"/>
          <table:table-cell table:number-columns-repeated="960"/>
        </table:table-row>
        <table:table-row table:style-name="ro1">
          <table:table-cell table:style-name="ce1"/>
          <table:table-cell table:style-name="ce9" office:value-type="string" calcext:value-type="string">
            <text:p>API Connection</text:p>
          </table:table-cell>
          <table:table-cell table:style-name="ce22"/>
          <table:table-cell table:style-name="ce34" office:value-type="percentage" office:value="1" calcext:value-type="percentage">
            <text:p>100%</text:p>
          </table:table-cell>
          <table:table-cell table:style-name="ce45" office:value-type="date" office:date-value="2023-03-02" calcext:value-type="date">
            <text:p>2-03-23</text:p>
          </table:table-cell>
          <table:table-cell table:style-name="ce45" table:formula="of:=[.E11]+5" office:value-type="date" office:date-value="2023-03-07" calcext:value-type="date">
            <text:p>7-03-23</text:p>
          </table:table-cell>
          <table:table-cell table:style-name="ce55"/>
          <table:table-cell table:style-name="ce55" table:formula="of:=IF(OR(ISBLANK(task_start);ISBLANK(task_end));&quot;&quot;;task_end-task_start+1)" office:value-type="string" office:string-value="" calcext:value-type="error">
            <text:p>#REF!</text:p>
          </table:table-cell>
          <table:table-cell table:style-name="ce62" table:number-columns-repeated="3"/>
          <table:table-cell table:style-name="ce67" table:number-columns-repeated="5"/>
          <table:table-cell table:style-name="ce62" table:number-columns-repeated="11"/>
          <table:table-cell table:style-name="ce68" table:number-columns-repeated="14"/>
          <table:table-cell table:style-name="ce85" table:number-columns-repeated="23"/>
          <table:table-cell table:number-columns-repeated="960"/>
        </table:table-row>
        <table:table-row table:style-name="ro1">
          <table:table-cell table:style-name="ce1"/>
          <table:table-cell table:style-name="ce9" office:value-type="string" calcext:value-type="string">
            <text:p>API functions</text:p>
          </table:table-cell>
          <table:table-cell table:style-name="ce22"/>
          <table:table-cell table:style-name="ce34" office:value-type="percentage" office:value="1" calcext:value-type="percentage">
            <text:p>100%</text:p>
          </table:table-cell>
          <table:table-cell table:style-name="ce45" office:value-type="date" office:date-value="2023-03-06" calcext:value-type="date">
            <text:p>6-03-23</text:p>
          </table:table-cell>
          <table:table-cell table:style-name="ce45" table:formula="of:=[.E12]+3" office:value-type="date" office:date-value="2023-03-09" calcext:value-type="date">
            <text:p>9-03-23</text:p>
          </table:table-cell>
          <table:table-cell table:style-name="ce55"/>
          <table:table-cell table:style-name="ce55" table:formula="of:=IF(OR(ISBLANK(task_start);ISBLANK(task_end));&quot;&quot;;task_end-task_start+1)" office:value-type="string" office:string-value="" calcext:value-type="error">
            <text:p>#REF!</text:p>
          </table:table-cell>
          <table:table-cell table:style-name="ce62" table:number-columns-repeated="7"/>
          <table:table-cell table:style-name="ce67" table:number-columns-repeated="4"/>
          <table:table-cell table:style-name="ce68" table:number-columns-repeated="2"/>
          <table:table-cell table:style-name="ce62" table:number-columns-repeated="3"/>
          <table:table-cell table:style-name="ce78"/>
          <table:table-cell table:style-name="ce62" table:number-columns-repeated="2"/>
          <table:table-cell table:style-name="ce68" table:number-columns-repeated="14"/>
          <table:table-cell table:style-name="ce85" table:number-columns-repeated="23"/>
          <table:table-cell table:number-columns-repeated="960"/>
        </table:table-row>
        <table:table-row table:style-name="ro1">
          <table:table-cell table:style-name="ce1"/>
          <table:table-cell table:style-name="ce9" office:value-type="string" calcext:value-type="string">
            <text:p>Selectie Algortime</text:p>
          </table:table-cell>
          <table:table-cell table:style-name="ce22"/>
          <table:table-cell table:style-name="ce34" office:value-type="percentage" office:value="1" calcext:value-type="percentage">
            <text:p>100%</text:p>
          </table:table-cell>
          <table:table-cell table:style-name="ce45" office:value-type="date" office:date-value="2023-03-09" calcext:value-type="date">
            <text:p>9-03-23</text:p>
          </table:table-cell>
          <table:table-cell table:style-name="ce45" table:formula="of:=[.E13]+3" office:value-type="date" office:date-value="2023-03-12" calcext:value-type="date">
            <text:p>12-03-23</text:p>
          </table:table-cell>
          <table:table-cell table:style-name="ce55"/>
          <table:table-cell table:style-name="ce55" table:formula="of:=IF(OR(ISBLANK(task_start);ISBLANK(task_end));&quot;&quot;;task_end-task_start+1)" office:value-type="string" office:string-value="" calcext:value-type="error">
            <text:p>#REF!</text:p>
          </table:table-cell>
          <table:table-cell table:style-name="ce62" table:number-columns-repeated="10"/>
          <table:table-cell table:style-name="ce67" table:number-columns-repeated="4"/>
          <table:table-cell table:style-name="ce68" table:number-columns-repeated="3"/>
          <table:table-cell table:style-name="ce62" table:number-columns-repeated="2"/>
          <table:table-cell table:style-name="ce68" table:number-columns-repeated="14"/>
          <table:table-cell table:style-name="ce85" table:number-columns-repeated="23"/>
          <table:table-cell table:number-columns-repeated="960"/>
        </table:table-row>
        <table:table-row table:style-name="ro1">
          <table:table-cell table:style-name="ce1" office:value-type="string" calcext:value-type="string">
            <text:p>Voorbeeld fasetitelblok</text:p>
          </table:table-cell>
          <table:table-cell table:style-name="ce10" office:value-type="string" calcext:value-type="string">
            <text:p>Documentie fase</text:p>
          </table:table-cell>
          <table:table-cell table:style-name="ce23"/>
          <table:table-cell table:style-name="ce35"/>
          <table:table-cell table:style-name="ce46" table:number-columns-repeated="2"/>
          <table:table-cell table:style-name="ce55"/>
          <table:table-cell table:style-name="ce55" table:formula="of:=IF(OR(ISBLANK(task_start);ISBLANK(task_end));&quot;&quot;;task_end-task_start+1)" office:value-type="string" office:string-value="" calcext:value-type="error">
            <text:p>#REF!</text:p>
          </table:table-cell>
          <table:table-cell table:style-name="ce62" table:number-columns-repeated="4"/>
          <table:table-cell table:style-name="ce68" table:number-columns-repeated="3"/>
          <table:table-cell table:style-name="ce76" table:number-columns-repeated="7"/>
          <table:table-cell table:style-name="ce62" table:number-columns-repeated="5"/>
          <table:table-cell table:style-name="ce68" table:number-columns-repeated="14"/>
          <table:table-cell table:style-name="ce85" table:number-columns-repeated="23"/>
          <table:table-cell table:number-columns-repeated="960"/>
        </table:table-row>
        <table:table-row table:style-name="ro1">
          <table:table-cell table:style-name="ce1"/>
          <table:table-cell table:style-name="ce11" office:value-type="string" calcext:value-type="string">
            <text:p>Testplan maken</text:p>
          </table:table-cell>
          <table:table-cell table:style-name="ce24"/>
          <table:table-cell table:style-name="ce36" office:value-type="percentage" office:value="1" calcext:value-type="percentage">
            <text:p>100%</text:p>
          </table:table-cell>
          <table:table-cell table:style-name="ce47" office:value-type="date" office:date-value="2023-03-13" calcext:value-type="date">
            <text:p>13-03-23</text:p>
          </table:table-cell>
          <table:table-cell table:style-name="ce47" table:formula="of:=[.E15]+1" office:value-type="date" office:date-value="2023-03-14" calcext:value-type="date">
            <text:p>14-03-23</text:p>
          </table:table-cell>
          <table:table-cell table:style-name="ce55"/>
          <table:table-cell table:style-name="ce55" table:formula="of:=IF(OR(ISBLANK(task_start);ISBLANK(task_end));&quot;&quot;;task_end-task_start+1)" office:value-type="string" office:string-value="" calcext:value-type="error">
            <text:p>#REF!</text:p>
          </table:table-cell>
          <table:table-cell table:style-name="ce62" table:number-columns-repeated="4"/>
          <table:table-cell table:style-name="ce68"/>
          <table:table-cell table:style-name="ce69"/>
          <table:table-cell table:style-name="ce73"/>
          <table:table-cell table:style-name="ce62" table:number-columns-repeated="4"/>
          <table:table-cell table:style-name="ce68"/>
          <table:table-cell table:style-name="ce69"/>
          <table:table-cell table:style-name="ce73"/>
          <table:table-cell table:style-name="ce79" table:number-columns-repeated="2"/>
          <table:table-cell table:style-name="ce80" table:number-columns-repeated="5"/>
          <table:table-cell table:style-name="ce68" table:number-columns-repeated="12"/>
          <table:table-cell table:style-name="ce85" table:number-columns-repeated="23"/>
          <table:table-cell table:number-columns-repeated="960"/>
        </table:table-row>
        <table:table-row table:style-name="ro1">
          <table:table-cell table:style-name="ce1"/>
          <table:table-cell table:style-name="ce11" office:value-type="string" calcext:value-type="string">
            <text:p>Testen</text:p>
          </table:table-cell>
          <table:table-cell table:style-name="ce24"/>
          <table:table-cell table:style-name="ce36" office:value-type="percentage" office:value="1" calcext:value-type="percentage">
            <text:p>100%</text:p>
          </table:table-cell>
          <table:table-cell table:style-name="ce47" office:value-type="date" office:date-value="2023-03-15" calcext:value-type="date">
            <text:p>15-03-23</text:p>
          </table:table-cell>
          <table:table-cell table:style-name="ce47" table:formula="of:=[.E16]+1" office:value-type="date" office:date-value="2023-03-16" calcext:value-type="date">
            <text:p>16-03-23</text:p>
          </table:table-cell>
          <table:table-cell table:style-name="ce55"/>
          <table:table-cell table:style-name="ce55" table:formula="of:=IF(OR(ISBLANK(task_start);ISBLANK(task_end));&quot;&quot;;task_end-task_start+1)" office:value-type="string" office:string-value="" calcext:value-type="error">
            <text:p>#REF!</text:p>
          </table:table-cell>
          <table:table-cell table:style-name="ce62" table:number-columns-repeated="5"/>
          <table:table-cell table:style-name="ce70"/>
          <table:table-cell table:style-name="ce74"/>
          <table:table-cell table:style-name="ce62" table:number-columns-repeated="5"/>
          <table:table-cell table:style-name="ce70"/>
          <table:table-cell table:style-name="ce74"/>
          <table:table-cell table:style-name="ce75" table:number-columns-repeated="2"/>
          <table:table-cell table:style-name="ce81" table:number-columns-repeated="2"/>
          <table:table-cell table:style-name="ce75" table:number-columns-repeated="3"/>
          <table:table-cell table:style-name="ce68" table:number-columns-repeated="12"/>
          <table:table-cell table:style-name="ce85" table:number-columns-repeated="23"/>
          <table:table-cell table:number-columns-repeated="960"/>
        </table:table-row>
        <table:table-row table:style-name="ro1">
          <table:table-cell table:style-name="ce1"/>
          <table:table-cell table:style-name="ce11" office:value-type="string" calcext:value-type="string">
            <text:p>Rapportage</text:p>
          </table:table-cell>
          <table:table-cell table:style-name="ce24"/>
          <table:table-cell table:style-name="ce36" office:value-type="percentage" office:value="1" calcext:value-type="percentage">
            <text:p>100%</text:p>
          </table:table-cell>
          <table:table-cell table:style-name="ce47" office:value-type="date" office:date-value="2023-03-16" calcext:value-type="date">
            <text:p>16-03-23</text:p>
          </table:table-cell>
          <table:table-cell table:style-name="ce47" table:formula="of:=[.E17]+1" office:value-type="date" office:date-value="2023-03-17" calcext:value-type="date">
            <text:p>17-03-23</text:p>
          </table:table-cell>
          <table:table-cell table:style-name="ce55"/>
          <table:table-cell table:style-name="ce55" table:formula="of:=IF(OR(ISBLANK(task_start);ISBLANK(task_end));&quot;&quot;;task_end-task_start+1)" office:value-type="string" office:string-value="" calcext:value-type="error">
            <text:p>#REF!</text:p>
          </table:table-cell>
          <table:table-cell table:style-name="ce62" table:number-columns-repeated="5"/>
          <table:table-cell table:style-name="ce70"/>
          <table:table-cell table:style-name="ce74"/>
          <table:table-cell table:style-name="ce62" table:number-columns-repeated="5"/>
          <table:table-cell table:style-name="ce70"/>
          <table:table-cell table:style-name="ce74"/>
          <table:table-cell table:style-name="ce75" table:number-columns-repeated="3"/>
          <table:table-cell table:style-name="ce81" table:number-columns-repeated="2"/>
          <table:table-cell table:style-name="ce75" table:number-columns-repeated="2"/>
          <table:table-cell table:style-name="ce68" table:number-columns-repeated="12"/>
          <table:table-cell table:style-name="ce85" table:number-columns-repeated="23"/>
          <table:table-cell table:number-columns-repeated="960"/>
        </table:table-row>
        <table:table-row table:style-name="ro1">
          <table:table-cell table:style-name="ce1"/>
          <table:table-cell table:style-name="ce11" office:value-type="string" calcext:value-type="string">
            <text:p>Schrijven handleiding developer</text:p>
          </table:table-cell>
          <table:table-cell table:style-name="ce24"/>
          <table:table-cell table:style-name="ce36" office:value-type="percentage" office:value="1" calcext:value-type="percentage">
            <text:p>100%</text:p>
          </table:table-cell>
          <table:table-cell table:style-name="ce47" office:value-type="date" office:date-value="2023-03-18" calcext:value-type="date">
            <text:p>18-03-23</text:p>
          </table:table-cell>
          <table:table-cell table:style-name="ce47" table:formula="of:=[.E18]+1" office:value-type="date" office:date-value="2023-03-19" calcext:value-type="date">
            <text:p>19-03-23</text:p>
          </table:table-cell>
          <table:table-cell table:style-name="ce55"/>
          <table:table-cell table:style-name="ce55" table:formula="of:=IF(OR(ISBLANK(task_start);ISBLANK(task_end));&quot;&quot;;task_end-task_start+1)" office:value-type="string" office:string-value="" calcext:value-type="error">
            <text:p>#REF!</text:p>
          </table:table-cell>
          <table:table-cell table:style-name="ce62" table:number-columns-repeated="5"/>
          <table:table-cell table:style-name="ce70"/>
          <table:table-cell table:style-name="ce74"/>
          <table:table-cell table:style-name="ce62" table:number-columns-repeated="5"/>
          <table:table-cell table:style-name="ce70"/>
          <table:table-cell table:style-name="ce74"/>
          <table:table-cell table:style-name="ce75" table:number-columns-repeated="5"/>
          <table:table-cell table:style-name="ce81" table:number-columns-repeated="2"/>
          <table:table-cell table:style-name="ce68" table:number-columns-repeated="12"/>
          <table:table-cell table:style-name="ce85" table:number-columns-repeated="23"/>
          <table:table-cell table:number-columns-repeated="960"/>
        </table:table-row>
        <table:table-row table:style-name="ro1">
          <table:table-cell table:style-name="ce1"/>
          <table:table-cell table:style-name="ce11" office:value-type="string" calcext:value-type="string">
            <text:p>Schrijven handleiding gebruiker</text:p>
          </table:table-cell>
          <table:table-cell table:style-name="ce24"/>
          <table:table-cell table:style-name="ce36" office:value-type="percentage" office:value="1" calcext:value-type="percentage">
            <text:p>100%</text:p>
          </table:table-cell>
          <table:table-cell table:style-name="ce47" office:value-type="date" office:date-value="2023-03-18" calcext:value-type="date">
            <text:p>18-03-23</text:p>
          </table:table-cell>
          <table:table-cell table:style-name="ce47" table:formula="of:=[.E19]+1" office:value-type="date" office:date-value="2023-03-19" calcext:value-type="date">
            <text:p>19-03-23</text:p>
          </table:table-cell>
          <table:table-cell table:style-name="ce55"/>
          <table:table-cell table:style-name="ce55" table:formula="of:=IF(OR(ISBLANK(task_start);ISBLANK(task_end));&quot;&quot;;task_end-task_start+1)" office:value-type="string" office:string-value="" calcext:value-type="error">
            <text:p>#REF!</text:p>
          </table:table-cell>
          <table:table-cell table:style-name="ce62" table:number-columns-repeated="5"/>
          <table:table-cell table:style-name="ce70"/>
          <table:table-cell table:style-name="ce74"/>
          <table:table-cell table:style-name="ce62" table:number-columns-repeated="5"/>
          <table:table-cell table:style-name="ce70"/>
          <table:table-cell table:style-name="ce74"/>
          <table:table-cell table:style-name="ce75" table:number-columns-repeated="5"/>
          <table:table-cell table:style-name="ce81" table:number-columns-repeated="2"/>
          <table:table-cell table:style-name="ce68" table:number-columns-repeated="12"/>
          <table:table-cell table:style-name="ce85" table:number-columns-repeated="23"/>
          <table:table-cell table:number-columns-repeated="960"/>
        </table:table-row>
        <table:table-row table:style-name="ro1">
          <table:table-cell table:style-name="ce1" office:value-type="string" calcext:value-type="string">
            <text:p>Voorbeeld fasetitelblok</text:p>
          </table:table-cell>
          <table:table-cell table:style-name="ce12" office:value-type="string" calcext:value-type="string">
            <text:p>Opleverings fase</text:p>
          </table:table-cell>
          <table:table-cell table:style-name="ce25"/>
          <table:table-cell table:style-name="ce37"/>
          <table:table-cell table:style-name="ce48" table:number-columns-repeated="2"/>
          <table:table-cell table:style-name="ce55"/>
          <table:table-cell table:style-name="ce55" table:formula="of:=IF(OR(ISBLANK(task_start);ISBLANK(task_end));&quot;&quot;;task_end-task_start+1)" office:value-type="string" office:string-value="" calcext:value-type="error">
            <text:p>#REF!</text:p>
          </table:table-cell>
          <table:table-cell table:style-name="ce62" table:number-columns-repeated="5"/>
          <table:table-cell table:style-name="ce70"/>
          <table:table-cell table:style-name="ce75" table:number-columns-repeated="13"/>
          <table:table-cell table:style-name="ce68" table:number-columns-repeated="14"/>
          <table:table-cell table:style-name="ce85" table:number-columns-repeated="23"/>
          <table:table-cell table:number-columns-repeated="960"/>
        </table:table-row>
        <table:table-row table:style-name="ro1">
          <table:table-cell table:style-name="ce1"/>
          <table:table-cell table:style-name="ce13" office:value-type="string" calcext:value-type="string">
            <text:p>Opmaak documenten</text:p>
          </table:table-cell>
          <table:table-cell table:style-name="ce26"/>
          <table:table-cell table:style-name="ce38" office:value-type="percentage" office:value="1" calcext:value-type="percentage">
            <text:p>100%</text:p>
          </table:table-cell>
          <table:table-cell table:style-name="ce49" office:value-type="date" office:date-value="2023-03-21" calcext:value-type="date">
            <text:p>21-03-23</text:p>
          </table:table-cell>
          <table:table-cell table:style-name="ce49" table:formula="of:=[.E21]+4" office:value-type="date" office:date-value="2023-03-25" calcext:value-type="date">
            <text:p>25-03-23</text:p>
          </table:table-cell>
          <table:table-cell table:style-name="ce55"/>
          <table:table-cell table:style-name="ce55" table:formula="of:=IF(OR(ISBLANK(task_start);ISBLANK(task_end));&quot;&quot;;task_end-task_start+1)" office:value-type="string" office:string-value="" calcext:value-type="error">
            <text:p>#REF!</text:p>
          </table:table-cell>
          <table:table-cell table:style-name="ce62" table:number-columns-repeated="5"/>
          <table:table-cell table:style-name="ce70"/>
          <table:table-cell table:style-name="ce75" table:number-columns-repeated="7"/>
          <table:table-cell table:style-name="ce62" table:number-columns-repeated="4"/>
          <table:table-cell table:style-name="ce68"/>
          <table:table-cell table:style-name="ce69"/>
          <table:table-cell table:style-name="ce73"/>
          <table:table-cell table:style-name="ce68"/>
          <table:table-cell table:style-name="ce75"/>
          <table:table-cell table:style-name="ce83" table:number-columns-repeated="5"/>
          <table:table-cell table:style-name="ce68" table:number-columns-repeated="6"/>
          <table:table-cell table:style-name="ce85" table:number-columns-repeated="23"/>
          <table:table-cell table:number-columns-repeated="960"/>
        </table:table-row>
        <table:table-row table:style-name="ro1">
          <table:table-cell table:style-name="ce1"/>
          <table:table-cell table:style-name="ce13" office:value-type="string" calcext:value-type="string">
            <text:p>Goedkeuring oplevering</text:p>
          </table:table-cell>
          <table:table-cell table:style-name="ce26" office:value-type="string" calcext:value-type="string">
            <text:p>Iedereen</text:p>
          </table:table-cell>
          <table:table-cell table:style-name="ce38" office:value-type="percentage" office:value="1" calcext:value-type="percentage">
            <text:p>100%</text:p>
          </table:table-cell>
          <table:table-cell table:style-name="ce49" office:value-type="date" office:date-value="2023-03-24" calcext:value-type="date">
            <text:p>24-03-23</text:p>
          </table:table-cell>
          <table:table-cell table:style-name="ce49" table:formula="of:=[.E22]+1" office:value-type="date" office:date-value="2023-03-25" calcext:value-type="date">
            <text:p>25-03-23</text:p>
          </table:table-cell>
          <table:table-cell table:style-name="ce55"/>
          <table:table-cell table:style-name="ce55" table:formula="of:=IF(OR(ISBLANK(task_start);ISBLANK(task_end));&quot;&quot;;task_end-task_start+1)" office:value-type="string" office:string-value="" calcext:value-type="error">
            <text:p>#REF!</text:p>
          </table:table-cell>
          <table:table-cell table:style-name="ce62" table:number-columns-repeated="5"/>
          <table:table-cell table:style-name="ce70"/>
          <table:table-cell table:style-name="ce75" table:number-columns-repeated="7"/>
          <table:table-cell table:style-name="ce62" table:number-columns-repeated="5"/>
          <table:table-cell table:style-name="ce70"/>
          <table:table-cell table:style-name="ce74"/>
          <table:table-cell table:style-name="ce68"/>
          <table:table-cell table:style-name="ce75" table:number-columns-repeated="4"/>
          <table:table-cell table:style-name="ce83" table:number-columns-repeated="2"/>
          <table:table-cell table:style-name="ce68" table:number-columns-repeated="6"/>
          <table:table-cell table:style-name="ce85" table:number-columns-repeated="23"/>
          <table:table-cell table:number-columns-repeated="960"/>
        </table:table-row>
        <table:table-row table:style-name="ro1">
          <table:table-cell table:style-name="ce1"/>
          <table:table-cell table:style-name="ce13" office:value-type="string" calcext:value-type="string">
            <text:p>Demo</text:p>
          </table:table-cell>
          <table:table-cell table:style-name="ce26" office:value-type="string" calcext:value-type="string">
            <text:p>Iedereen</text:p>
          </table:table-cell>
          <table:table-cell table:style-name="ce38" office:value-type="percentage" office:value="1" calcext:value-type="percentage">
            <text:p>100%</text:p>
          </table:table-cell>
          <table:table-cell table:style-name="ce49" office:value-type="date" office:date-value="2023-03-24" calcext:value-type="date">
            <text:p>24-03-23</text:p>
          </table:table-cell>
          <table:table-cell table:style-name="ce49" table:formula="of:=[.E23]+1" office:value-type="date" office:date-value="2023-03-25" calcext:value-type="date">
            <text:p>25-03-23</text:p>
          </table:table-cell>
          <table:table-cell table:style-name="ce55"/>
          <table:table-cell table:style-name="ce55" table:formula="of:=IF(OR(ISBLANK(task_start);ISBLANK(task_end));&quot;&quot;;task_end-task_start+1)" office:value-type="string" office:string-value="" calcext:value-type="error">
            <text:p>#REF!</text:p>
          </table:table-cell>
          <table:table-cell table:style-name="ce62" table:number-columns-repeated="5"/>
          <table:table-cell table:style-name="ce70"/>
          <table:table-cell table:style-name="ce75" table:number-columns-repeated="7"/>
          <table:table-cell table:style-name="ce62" table:number-columns-repeated="5"/>
          <table:table-cell table:style-name="ce70"/>
          <table:table-cell table:style-name="ce74"/>
          <table:table-cell table:style-name="ce68"/>
          <table:table-cell table:style-name="ce75" table:number-columns-repeated="4"/>
          <table:table-cell table:style-name="ce83" table:number-columns-repeated="2"/>
          <table:table-cell table:style-name="ce68" table:number-columns-repeated="6"/>
          <table:table-cell table:style-name="ce85" table:number-columns-repeated="23"/>
          <table:table-cell table:number-columns-repeated="960"/>
        </table:table-row>
        <table:table-row table:style-name="ro1">
          <table:table-cell table:style-name="ce1"/>
          <table:table-cell table:style-name="ce13" office:value-type="string" calcext:value-type="string">
            <text:p>vergelijking Nakijkmodel</text:p>
          </table:table-cell>
          <table:table-cell table:style-name="ce26"/>
          <table:table-cell table:style-name="ce38" office:value-type="percentage" office:value="1" calcext:value-type="percentage">
            <text:p>100%</text:p>
          </table:table-cell>
          <table:table-cell table:style-name="ce49" office:value-type="date" office:date-value="2023-03-21" calcext:value-type="date">
            <text:p>21-03-23</text:p>
          </table:table-cell>
          <table:table-cell table:style-name="ce49" table:formula="of:=[.E24]+4" office:value-type="date" office:date-value="2023-03-25" calcext:value-type="date">
            <text:p>25-03-23</text:p>
          </table:table-cell>
          <table:table-cell table:style-name="ce55"/>
          <table:table-cell table:style-name="ce55" table:formula="of:=IF(OR(ISBLANK(task_start);ISBLANK(task_end));&quot;&quot;;task_end-task_start+1)" office:value-type="string" office:string-value="" calcext:value-type="error">
            <text:p>#REF!</text:p>
          </table:table-cell>
          <table:table-cell table:style-name="ce62" table:number-columns-repeated="5"/>
          <table:table-cell table:style-name="ce70"/>
          <table:table-cell table:style-name="ce75" table:number-columns-repeated="7"/>
          <table:table-cell table:style-name="ce62" table:number-columns-repeated="5"/>
          <table:table-cell table:style-name="ce70"/>
          <table:table-cell table:style-name="ce74"/>
          <table:table-cell table:style-name="ce68"/>
          <table:table-cell table:style-name="ce75"/>
          <table:table-cell table:style-name="ce83" table:number-columns-repeated="5"/>
          <table:table-cell table:style-name="ce68" table:number-columns-repeated="6"/>
          <table:table-cell table:style-name="ce85" table:number-columns-repeated="23"/>
          <table:table-cell table:number-columns-repeated="960"/>
        </table:table-row>
        <table:table-row table:style-name="ro1">
          <table:table-cell table:style-name="ce1"/>
          <table:table-cell table:style-name="ce13" office:value-type="string" calcext:value-type="string">
            <text:p>Reflectie</text:p>
          </table:table-cell>
          <table:table-cell table:style-name="ce26" office:value-type="string" calcext:value-type="string">
            <text:p>Iedereen</text:p>
          </table:table-cell>
          <table:table-cell table:style-name="ce38" office:value-type="percentage" office:value="1" calcext:value-type="percentage">
            <text:p>100%</text:p>
          </table:table-cell>
          <table:table-cell table:style-name="ce49" office:value-type="date" office:date-value="2023-03-20" calcext:value-type="date">
            <text:p>20-03-23</text:p>
          </table:table-cell>
          <table:table-cell table:style-name="ce49" table:formula="of:=[.E25]+5" office:value-type="date" office:date-value="2023-03-25" calcext:value-type="date">
            <text:p>25-03-23</text:p>
          </table:table-cell>
          <table:table-cell table:style-name="ce55"/>
          <table:table-cell table:style-name="ce55" table:formula="of:=IF(OR(ISBLANK(task_start);ISBLANK(task_end));&quot;&quot;;task_end-task_start+1)" office:value-type="string" office:string-value="" calcext:value-type="error">
            <text:p>#REF!</text:p>
          </table:table-cell>
          <table:table-cell table:style-name="ce62" table:number-columns-repeated="5"/>
          <table:table-cell table:style-name="ce70"/>
          <table:table-cell table:style-name="ce75" table:number-columns-repeated="2"/>
          <table:table-cell table:style-name="ce77" table:number-columns-repeated="5"/>
          <table:table-cell table:style-name="ce62" table:number-columns-repeated="5"/>
          <table:table-cell table:style-name="ce70"/>
          <table:table-cell table:style-name="ce74"/>
          <table:table-cell table:style-name="ce68"/>
          <table:table-cell table:style-name="ce82"/>
          <table:table-cell table:style-name="ce84" table:number-columns-repeated="5"/>
          <table:table-cell table:style-name="ce68" table:number-columns-repeated="6"/>
          <table:table-cell table:style-name="ce85" table:number-columns-repeated="23"/>
          <table:table-cell table:number-columns-repeated="960"/>
        </table:table-row>
        <table:table-row table:style-name="ro1">
          <table:table-cell table:style-name="ce2" office:value-type="string" calcext:value-type="string">
            <text:p>Deze rij geeft het einde van de projectplanning aan. Voer NIETS in deze rij in. </text:p>
            <text:p>Voeg nieuwe rijen BOVEN deze in om uw projectplanning verder uit te bouwen.</text:p>
          </table:table-cell>
          <table:table-cell table:style-name="ce14" office:value-type="string" calcext:value-type="string">
            <text:p>Voeg nieuwe rijen BOVEN deze in</text:p>
          </table:table-cell>
          <table:table-cell table:style-name="ce27"/>
          <table:table-cell table:style-name="ce39"/>
          <table:table-cell table:style-name="ce50"/>
          <table:table-cell table:style-name="ce53"/>
          <table:table-cell table:style-name="ce56"/>
          <table:table-cell table:style-name="ce56" table:formula="of:=IF(OR(ISBLANK(task_start);ISBLANK(task_end));&quot;&quot;;task_end-task_start+1)" office:value-type="string" office:string-value="" calcext:value-type="error">
            <text:p>#REF!</text:p>
          </table:table-cell>
          <table:table-cell table:style-name="ce64" table:number-columns-repeated="26"/>
          <table:table-cell table:style-name="ce85" table:number-columns-repeated="30"/>
          <table:table-cell table:number-columns-repeated="960"/>
        </table:table-row>
        <table:table-row table:style-name="ro1">
          <table:table-cell table:style-name="ce1"/>
          <table:table-cell table:number-columns-repeated="3"/>
          <table:table-cell table:style-name="ce51"/>
          <table:table-cell/>
          <table:table-cell table:style-name="ce57"/>
          <table:table-cell table:number-columns-repeated="1017"/>
        </table:table-row>
        <table:table-row table:style-name="ro1">
          <table:table-cell table:style-name="ce1"/>
          <table:table-cell/>
          <table:table-cell table:style-name="ce28"/>
          <table:table-cell/>
          <table:table-cell table:style-name="ce51"/>
          <table:table-cell table:style-name="ce54"/>
          <table:table-cell table:number-columns-repeated="1018"/>
        </table:table-row>
        <table:table-row table:style-name="ro1">
          <table:table-cell table:style-name="ce1"/>
          <table:table-cell/>
          <table:table-cell table:style-name="ce29"/>
          <table:table-cell/>
          <table:table-cell table:style-name="ce51"/>
          <table:table-cell table:number-columns-repeated="1019"/>
        </table:table-row>
        <table:table-row table:style-name="ro1" table:number-rows-repeated="964">
          <table:table-cell table:style-name="ce1"/>
          <table:table-cell table:number-columns-repeated="3"/>
          <table:table-cell table:style-name="ce51"/>
          <table:table-cell table:number-columns-repeated="1019"/>
        </table:table-row>
        <table:table-row table:style-name="ro2" table:number-rows-repeated="1047582">
          <table:table-cell table:number-columns-repeated="1024"/>
        </table:table-row>
        <table:table-row table:style-name="ro2">
          <table:table-cell table:number-columns-repeated="1024"/>
        </table:table-row>
        <table:named-expressions>
          <table:named-expression table:name="task_end" table:base-cell-address="$ProjectSchedule.$A$1" table:expression="#REF!"/>
          <table:named-expression table:name="task_progress" table:base-cell-address="$ProjectSchedule.$A$1" table:expression="#REF!"/>
          <table:named-expression table:name="task_start" table:base-cell-address="$ProjectSchedule.$A$1" table:expression="#REF!"/>
          <table:named-expression table:name="vandaag" table:base-cell-address="$ProjectSchedule.$A$1" table:expression="TODAY()"/>
        </table:named-expressions>
        <calcext:conditional-formats>
          <calcext:conditional-format calcext:target-range-address="ProjectSchedule.I3:ProjectSchedule.BL26">
            <calcext:condition calcext:apply-style-name="ConditionalStyle_1" calcext:value="formula-is(AND(TODAY()&gt;=[.I$3];TODAY()&lt;[.J$3]))" calcext:base-cell-address="ProjectSchedule.I3"/>
          </calcext:conditional-format>
        </calcext:conditional-formats>
      </table:table>
      <table:table table:name="Over" table:style-name="ta2">
        <table:table-column table:style-name="co10" table:default-cell-style-name="Default"/>
        <table:table-column table:style-name="co11" table:number-columns-repeated="25" table:default-cell-style-name="Default"/>
        <table:table-column table:style-name="co9" table:number-columns-repeated="998" table:default-cell-style-name="Default"/>
        <table:table-row table:style-name="ro3">
          <table:table-cell table:style-name="ce86">
            <draw:frame draw:z-index="0" draw:name="image1.png" draw:style-name="gr1" draw:text-style-name="P1" svg:width="2.0831in" svg:height="0.4685in" svg:x="0in" svg:y="0.1043in">
              <draw:image xlink:href="Pictures/10000001000000C80000002D950323FCFA07B63F.png" xlink:type="simple" xlink:show="embed" xlink:actuate="onLoad" draw:mime-type="image/png">
                <text:p/>
              </draw:image>
              <svg:desc>Vertex42-logo</svg:desc>
            </draw:frame>
          </table:table-cell>
          <table:table-cell table:style-name="ce93" table:number-columns-repeated="25"/>
          <table:table-cell table:number-columns-repeated="998"/>
        </table:table-row>
        <table:table-row table:style-name="ro4">
          <table:table-cell table:style-name="ce87" office:value-type="string" calcext:value-type="string">
            <text:p><text:a xlink:href="https://www.vertex42.com/ExcelTemplates/simple-gantt-chart.html?utm_source=ms&amp;utm_medium=file&amp;utm_campaign=office&amp;utm_content=text" xlink:type="simple">EENVOUDIGE GANTT-DIAGRAM door Vertex42.com</text:a></text:p>
          </table:table-cell>
          <table:table-cell table:style-name="ce94"/>
          <table:table-cell table:style-name="ce97" table:number-columns-repeated="24"/>
          <table:table-cell table:number-columns-repeated="998"/>
        </table:table-row>
        <table:table-row table:style-name="ro5">
          <table:table-cell table:style-name="ce88" office:value-type="string" calcext:value-type="string">
            <text:p><text:a xlink:href="https://www.vertex42.com/ExcelTemplates/simple-gantt-chart.html?utm_source=ms&amp;utm_medium=file&amp;utm_campaign=office&amp;utm_content=url" xlink:type="simple">https://www.vertex42.com/ExcelTemplates/simple-gantt-chart.html</text:a></text:p>
          </table:table-cell>
          <table:table-cell table:style-name="ce95"/>
          <table:table-cell table:style-name="ce98" table:number-columns-repeated="24"/>
          <table:table-cell table:number-columns-repeated="998"/>
        </table:table-row>
        <table:table-row table:style-name="ro4">
          <table:table-cell table:style-name="ce89" office:value-type="string" calcext:value-type="string">
            <text:p>Over deze sjabloon</text:p>
          </table:table-cell>
          <table:table-cell table:style-name="ce96" table:number-columns-repeated="25"/>
          <table:table-cell table:number-columns-repeated="998"/>
        </table:table-row>
        <table:table-row table:style-name="ro6">
          <table:table-cell table:style-name="ce90" office:value-type="string" calcext:value-type="string">
            <text:p>Deze sjabloon biedt een eenvoudige manier om een Gantt-diagram te maken voor het visualiseren en bijhouden van uw project. Voer gewoon uw taken en de begin- en einddatums in, zonder verplichte formules. De balken in het Gantt-diagram geven de duur van de taak weer en worden weergeven met behulp van voorwaardelijke opmaak. Voeg nieuwe taken in door nieuwe rijen in te voegen.</text:p>
          </table:table-cell>
          <table:table-cell table:style-name="ce93" table:number-columns-repeated="25"/>
          <table:table-cell table:number-columns-repeated="998"/>
        </table:table-row>
        <table:table-row table:style-name="ro7">
          <table:table-cell table:style-name="ce89" office:value-type="string" calcext:value-type="string">
            <text:p>Gids voor schermlezers</text:p>
          </table:table-cell>
          <table:table-cell table:style-name="ce93" table:number-columns-repeated="25"/>
          <table:table-cell table:number-columns-repeated="998"/>
        </table:table-row>
        <table:table-row table:style-name="ro8">
          <table:table-cell table:style-name="ce91" office:value-type="string" calcext:value-type="string">
            <text:p>Deze werkmap bevat twee werkbladen. </text:p>
            <text:p/>
            <text:p>Urenstaat</text:p>
            <text:p>Over</text:p>
            <text:p/>
            <text:p>De instructies voor elk werkblad staan in kolom A, beginnend in cel A1 van elk werkblad. Ze zijn geschreven met verborgen tekst. Elke stap leidt u door de informatie in die rij. Elke volgende stap gaat verder in cel A2, A3 enzovoort, tenzij uitdrukkelijk anderszins vermeld, bijvoorbeeld wanneer de instructietekst voor de volgende stap is: Ga naar cel A6. </text:p>
            <text:p/>
            <text:p>Deze verborgen tekst wordt niet afgedrukt.</text:p>
            <text:p/>
            <text:p>Als u deze instructies van het werkblad wilt verwijderen, verwijdert u gewoon kolom A.</text:p>
          </table:table-cell>
          <table:table-cell table:style-name="ce86" table:number-columns-repeated="25"/>
          <table:table-cell table:number-columns-repeated="998"/>
        </table:table-row>
        <table:table-row table:style-name="ro4">
          <table:table-cell table:style-name="ce89" office:value-type="string" calcext:value-type="string">
            <text:p>Aanvullende help</text:p>
          </table:table-cell>
          <table:table-cell table:style-name="ce96" table:number-columns-repeated="25"/>
          <table:table-cell table:number-columns-repeated="998"/>
        </table:table-row>
        <table:table-row table:style-name="ro4">
          <table:table-cell table:style-name="ce90" office:value-type="string" calcext:value-type="string">
            <text:p>Klik op de koppeling hieronder om naar vertex42.com te gaan voor meer informatie over het gebruik van deze sjabloon, bijvoorbeeld hoe u dagen en werkdagen kunt berekenen, taakafhankelijkheden kunt maken, de kleuren van de balken kunt wijzigen, een schuifbalk kunt toevoegen om eenvoudiger de weergeven week te wijzigen, het weergegeven datumbereik in de grafiek kunt uitbreiden, enzovoort.</text:p>
          </table:table-cell>
          <table:table-cell table:style-name="ce93" table:number-columns-repeated="25"/>
          <table:table-cell table:number-columns-repeated="998"/>
        </table:table-row>
        <table:table-row table:style-name="ro9">
          <table:table-cell table:style-name="ce92" office:value-type="string" calcext:value-type="string">
            <text:p><text:a xlink:href="https://www.vertex42.com/ExcelTemplates/simple-gantt-chart.html?utm_source=ms&amp;utm_medium=file&amp;utm_campaign=office&amp;utm_content=help" xlink:type="simple">Het eenvoudige Gantt-diagram gebruiken</text:a></text:p>
          </table:table-cell>
          <table:table-cell table:style-name="ce86" table:number-columns-repeated="25"/>
          <table:table-cell table:number-columns-repeated="998"/>
        </table:table-row>
        <table:table-row table:style-name="ro4">
          <table:table-cell table:style-name="ce89" office:value-type="string" calcext:value-type="string">
            <text:p>Meer projectmanagementsjablonen</text:p>
          </table:table-cell>
          <table:table-cell table:style-name="ce96" table:number-columns-repeated="25"/>
          <table:table-cell table:number-columns-repeated="998"/>
        </table:table-row>
        <table:table-row table:style-name="ro4">
          <table:table-cell table:style-name="ce90" office:value-type="string" calcext:value-type="string">
            <text:p>Ga naar Vertex42.com om andere projectmanagementsjablonen te downloaden, waaronder verschillende soorten projectplanningen, Gantt-diagrammen, takenlijsten, enzovoort.</text:p>
          </table:table-cell>
          <table:table-cell table:style-name="ce93" table:number-columns-repeated="25"/>
          <table:table-cell table:number-columns-repeated="998"/>
        </table:table-row>
        <table:table-row table:style-name="ro9">
          <table:table-cell table:style-name="ce92" office:value-type="string" calcext:value-type="string">
            <text:p><text:a xlink:href="https://www.vertex42.com/ExcelTemplates/excel-project-management.html?utm_source=ms&amp;utm_medium=file&amp;utm_campaign=office&amp;utm_content=text" xlink:type="simple">Projectmanagementsjablonen</text:a></text:p>
          </table:table-cell>
          <table:table-cell table:style-name="ce86" table:number-columns-repeated="25"/>
          <table:table-cell table:number-columns-repeated="998"/>
        </table:table-row>
        <table:table-row table:style-name="ro4">
          <table:table-cell table:style-name="ce89" office:value-type="string" calcext:value-type="string">
            <text:p>Over Vertex42</text:p>
          </table:table-cell>
          <table:table-cell table:style-name="ce96" table:number-columns-repeated="25"/>
          <table:table-cell table:number-columns-repeated="998"/>
        </table:table-row>
        <table:table-row table:style-name="ro10">
          <table:table-cell table:style-name="ce90" office:value-type="string" calcext:value-type="string">
            <text:p>Vertex42 biedt meer dan 300 professioneel ontworpen werkbladsjablonen voor bedrijven, thuisgebruik en het onderwijs. De meeste van deze sjablonen kunt u gratis downloaden. Deze verzameling omvat een verscheidenheid aan agenda’s, planners en planningen, en ook werkbladen voor uw persoonlijke financiën, zoals budgettering, schuldverlichting en kredietafschrijvingen.</text:p>
          </table:table-cell>
          <table:table-cell table:style-name="ce93" table:number-columns-repeated="25"/>
          <table:table-cell table:number-columns-repeated="998"/>
        </table:table-row>
        <table:table-row table:style-name="ro4">
          <table:table-cell table:style-name="ce90" office:value-type="string" calcext:value-type="string">
            <text:p>Voor bedrijven zijn er sjablonen beschikbaar voor facturen, urenstaten, voorraadbeheer, financiële overzichten en projectplanning. Docenten en leerlingen/studenten hebben de beschikking over resources zoals bladen voor klassenschema’s, rapporten en aanwezigheidsinfo. Organiseer uw gezinsleven met maaltijdplanners, controlelijsten en sportschema’s. Elke sjabloon is zorgvuldig onderzocht, verfijnd en mettertijd verbeterd op basis van de feedback van duizenden gebruikers.</text:p>
          </table:table-cell>
          <table:table-cell table:style-name="ce93" table:number-columns-repeated="25"/>
          <table:table-cell table:number-columns-repeated="998"/>
        </table:table-row>
        <table:table-row table:style-name="ro4" table:number-rows-repeated="984">
          <table:table-cell table:style-name="ce86"/>
          <table:table-cell table:style-name="ce93" table:number-columns-repeated="25"/>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named-expressions>
        <table:named-range table:name="Display_Week" table:base-cell-address="$ProjectSchedule.$A$1" table:cell-range-address="$ProjectSchedule.$E$2"/>
        <table:named-range table:name="Project_Start" table:base-cell-address="$ProjectSchedule.$A$1" table:cell-range-address="$ProjectSchedule.$E$1"/>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nl" fo:country="NL"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nl" fo:country="NL"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date-style style:name="N147">
      <number:day/>
      <number:text>-</number:text>
      <number:month number:style="long"/>
      <number:text>-</number:text>
      <number:year/>
    </number:date-style>
    <number:date-style style:name="N146">
      <number:day/>
    </number:date-style>
    <number:date-style style:name="N145">
      <number:day/>
      <number:text> </number:text>
      <number:month number:textual="true"/>
      <number:text> </number:text>
      <number:year number:style="long"/>
    </number:date-style>
    <number:date-style style:name="N144">
      <number:day-of-week/>
      <number:text>, </number:text>
      <number:day/>
      <number:text>/</number:text>
      <number:month/>
      <number:text>/</number:text>
      <number:year number:style="long"/>
    </number:date-style>
    <number:number-style style:name="N143">
      <number:scientific-number number:decimal-places="1" number:min-decimal-places="1" number:min-integer-digits="1" number:min-exponent-digits="1" number:exponent-interval="3" number:forced-exponent-sign="true"/>
    </number:number-style>
    <number:time-style style:name="N142">
      <number:minutes number:style="long"/>
      <number:text>:</number:text>
      <number:seconds number:style="long" number:decimal-places="1"/>
    </number:time-style>
    <number:time-style style:name="N141" number:truncate-on-overflow="false">
      <number:hours/>
      <number:text>:</number:text>
      <number:minutes number:style="long"/>
      <number:text>:</number:text>
      <number:seconds number:style="long"/>
    </number:time-style>
    <number:time-style style:name="N140">
      <number:minutes number:style="long"/>
      <number:text>:</number:text>
      <number:seconds number:style="long"/>
    </number:time-style>
    <number:currency-style style:name="N139P0" style:volatile="true">
      <number:text> </number:text>
      <number:currency-symbol/>
      <number:fill-character> </number:fill-character>
      <number:number number:decimal-places="2" number:min-decimal-places="2" number:min-integer-digits="1" number:grouping="true"/>
      <number:text> </number:text>
    </number:currency-style>
    <number:currency-style style:name="N139P1" style:volatile="true">
      <number:text> </number:text>
      <number:currency-symbol/>
      <number:fill-character> </number:fill-character>
      <number:text>(</number:text>
      <number:number number:decimal-places="2" number:min-decimal-places="2" number:min-integer-digits="1" number:grouping="true"/>
      <number:text>)</number:text>
    </number:currency-style>
    <number:currency-style style:name="N139P2" style:volatile="true">
      <number:text> </number:text>
      <number:currency-symbol/>
      <number:fill-character> </number:fill-character>
      <number:text>-</number:text>
      <number:number number:decimal-places="0" number:min-decimal-places="0" number:min-integer-digits="0"/>
      <number:text> </number:text>
    </number:currency-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38P0" style:volatile="true">
      <number:text> </number:text>
      <number:fill-character> </number:fill-character>
      <number:number number:decimal-places="2" number:min-decimal-places="2" number:min-integer-digits="1" number:grouping="true"/>
      <number:text> </number:text>
    </number:number-style>
    <number:number-style style:name="N138P1" style:volatile="true">
      <number:text> </number:text>
      <number:fill-character> </number:fill-character>
      <number:text>(</number:text>
      <number:number number:decimal-places="2" number:min-decimal-places="2" number:min-integer-digits="1" number:grouping="true"/>
      <number:text>)</number:text>
    </number:number-style>
    <number:number-style style:name="N138P2" style:volatile="true">
      <number:text> </number:text>
      <number:fill-character> </number:fill-character>
      <number:text>-</number:text>
      <number:number number:decimal-places="0" number: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currency-style style:name="N137P0" style:volatile="true">
      <number:text> </number:text>
      <number:currency-symbol/>
      <number:fill-character> </number:fill-character>
      <number:number number:decimal-places="0" number:min-decimal-places="0" number:min-integer-digits="1" number:grouping="true"/>
      <number:text> </number:text>
    </number:currency-style>
    <number:currency-style style:name="N137P1" style:volatile="true">
      <number:text> </number:text>
      <number:currency-symbol/>
      <number:fill-character> </number:fill-character>
      <number:text>(</number:text>
      <number:number number:decimal-places="0" number:min-decimal-places="0" number:min-integer-digits="1" number:grouping="true"/>
      <number:text>)</number:text>
    </number:currency-style>
    <number:currency-style style:name="N137P2" style:volatile="true">
      <number:text> </number:text>
      <number:currency-symbol/>
      <number:fill-character> </number:fill-character>
      <number:text>- </number:text>
    </number:currency-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6P0" style:volatile="true">
      <number:text> </number:text>
      <number:fill-character> </number:fill-character>
      <number:number number:decimal-places="0" number:min-decimal-places="0" number:min-integer-digits="1" number:grouping="true"/>
      <number:text> </number:text>
    </number:number-style>
    <number:number-style style:name="N136P1" style:volatile="true">
      <number:text> </number:text>
      <number:fill-character> </number:fill-character>
      <number:text>(</number:text>
      <number:number number:decimal-places="0" number:min-decimal-places="0" number:min-integer-digits="1" number:grouping="true"/>
      <number:text>)</number:text>
    </number:number-style>
    <number:number-style style:name="N136P2" style:volatile="true">
      <number:text> </number:text>
      <number:fill-character> </number: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35P0" style:volatile="true">
      <number:number number:decimal-places="2" number:min-decimal-places="2" number:min-integer-digits="1" number:grouping="true"/>
      <number:text> </number:text>
    </number:number-style>
    <number:number-style style:name="N135">
      <style:text-properties fo:color="#ff0000"/>
      <number:text>(</number:text>
      <number:number number:decimal-places="2" number:min-decimal-places="2" number:min-integer-digits="1" number:grouping="true"/>
      <number:text>)</number:text>
      <style:map style:condition="value()&gt;=0" style:apply-style-name="N135P0"/>
    </number:number-style>
    <number:number-style style:name="N134P0" style:volatile="true">
      <number:number number:decimal-places="0" number:min-decimal-places="0" number:min-integer-digits="1" number:grouping="true"/>
      <number:text> </number:text>
    </number:number-style>
    <number:number-style style:name="N134">
      <style:text-properties fo:color="#ff0000"/>
      <number:text>(</number:text>
      <number:number number:decimal-places="0" number:min-decimal-places="0" number:min-integer-digits="1" number:grouping="true"/>
      <number:text>)</number:text>
      <style:map style:condition="value()&gt;=0" style:apply-style-name="N134P0"/>
    </number:number-style>
    <number:currency-style style:name="N121P0" style:volatile="true">
      <number:currency-symbol/>
      <number:number number:decimal-places="0" number:min-decimal-places="0" number:min-integer-digits="1" number:grouping="true"/>
      <number:text> </number:text>
    </number:currency-style>
    <number:currency-style style:name="N121">
      <number:text>(</number:text>
      <number:currency-symbol/>
      <number:number number:decimal-places="0" number:min-decimal-places="0" number:min-integer-digits="1" number:grouping="true"/>
      <number:text>)</number:text>
      <style:map style:condition="value()&gt;=0" style:apply-style-name="N121P0"/>
    </number:currency-style>
    <number:currency-style style:name="N122P0" style:volatile="true">
      <number:currency-symbol/>
      <number:number number:decimal-places="0" number:min-decimal-places="0" number:min-integer-digits="1" number:grouping="true"/>
      <number:text> </number:text>
    </number:currency-style>
    <number:currency-style style:name="N122">
      <style:text-properties fo:color="#ff0000"/>
      <number:text>(</number:text>
      <number:currency-symbol/>
      <number:number number:decimal-places="0" number:min-decimal-places="0" number:min-integer-digits="1" number:grouping="true"/>
      <number:text>)</number:text>
      <style:map style:condition="value()&gt;=0" style:apply-style-name="N122P0"/>
    </number:currency-style>
    <number:currency-style style:name="N123P0" style:volatile="true">
      <number:currency-symbol/>
      <number:number number:decimal-places="2" number:min-decimal-places="2" number:min-integer-digits="1" number:grouping="true"/>
      <number:text> </number:text>
    </number:currency-style>
    <number:currency-style style:name="N123">
      <number:text>(</number:text>
      <number:currency-symbol/>
      <number:number number:decimal-places="2" number:min-decimal-places="2" number:min-integer-digits="1" number:grouping="true"/>
      <number:text>)</number:text>
      <style:map style:condition="value()&gt;=0" style:apply-style-name="N123P0"/>
    </number:currency-style>
    <number:currency-style style:name="N124P0" style:volatile="true">
      <number:currency-symbol/>
      <number:number number:decimal-places="2" number:min-decimal-places="2" number:min-integer-digits="1" number:grouping="true"/>
      <number:text> </number:text>
    </number:currency-style>
    <number:currency-style style:name="N124">
      <style:text-properties fo:color="#ff0000"/>
      <number:text>(</number:text>
      <number:currency-symbol/>
      <number:number number:decimal-places="2" number:min-decimal-places="2" number:min-integer-digits="1" number:grouping="true"/>
      <number:text>)</number:text>
      <style:map style:condition="value()&gt;=0" style:apply-style-name="N124P0"/>
    </number:currency-style>
    <number:date-style style:name="N125">
      <number:month/>
      <number:text>/</number:text>
      <number:day/>
      <number:text>/</number:text>
      <number:year number:style="long"/>
    </number:date-style>
    <number:date-style style:name="N126">
      <number:day/>
      <number:text>-</number:text>
      <number:month number:textual="true"/>
      <number:text>-</number:text>
      <number:year/>
    </number:date-style>
    <number:date-style style:name="N127">
      <number:day/>
      <number:text>-</number:text>
      <number:month number:textual="true"/>
    </number:date-style>
    <number:date-style style:name="N128">
      <number:month number:textual="true"/>
      <number:text>-</number:text>
      <number:year/>
    </number:date-style>
    <number:time-style style:name="N129">
      <number:hours/>
      <number:text>:</number:text>
      <number:minutes number:style="long"/>
      <number:text> </number:text>
      <number:am-pm/>
    </number:time-style>
    <number:time-style style:name="N130">
      <number:hours/>
      <number:text>:</number:text>
      <number:minutes number:style="long"/>
      <number:text>:</number:text>
      <number:seconds number:style="long"/>
      <number:text> </number:text>
      <number:am-pm/>
    </number:time-style>
    <number:time-style style:name="N131">
      <number:hours/>
      <number:text>:</number:text>
      <number:minutes number:style="long"/>
    </number:time-style>
    <number:time-style style:name="N132">
      <number:hours/>
      <number:text>:</number:text>
      <number:minutes number:style="long"/>
      <number:text>:</number:text>
      <number:seconds number:style="long"/>
    </number:time-style>
    <number:date-style style:name="N133">
      <number:month/>
      <number:text>/</number:text>
      <number:day/>
      <number:text>/</number:text>
      <number:year number:style="long"/>
      <number:text> </number:text>
      <number:hours/>
      <number:text>:</number:text>
      <number:minutes number:style="long"/>
    </number:date-style>
    <style:style style:name="Default" style:family="table-cell">
      <style:table-cell-properties style:rotation-align="none" style:vertical-align="bottom"/>
      <style:text-properties fo:color="#000000" style:font-name="Calibri" fo:font-family="Calibri" fo:font-size="11pt" style:font-size-asian="11pt" style:font-name-complex="Calibri" style:font-family-complex="Calibri"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1" style:display-name="ConditionalStyle_1" style:family="table-cell" style:parent-style-name="Default">
      <style:table-cell-properties fo:border-bottom="none" fo:background-color="transparent" fo:border-left="0.74pt solid #c00000" fo:border-right="0.74pt solid #c00000" fo:border-top="none"/>
    </style:style>
  </office:styles>
  <office:automatic-styles>
    <style:page-layout style:name="Mpm1">
      <style:page-layout-properties fo:page-width="11.6929in" fo:page-height="8.2681in" style:num-format="1" style:print-orientation="landscape" fo:margin-top="0.35in" fo:margin-bottom="0.5in" fo:margin-left="0.35in" fo:margin-right="0.35in" style:print-page-order="ttb" style:first-page-number="continue" style:scale-to-X="1" style:table-centering="horizontal"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PageStyle_5f_ProjectSchedule" style:display-name="PageStyle_ProjectSchedule" style:page-layout-name="Mpm1">
      <style:header style:display="false"/>
      <style:header-left style:display="false"/>
      <style:header-first style:display="false"/>
      <style:footer style:display="false"/>
      <style:footer-left style:display="false"/>
      <style:footer-first style:display="false"/>
    </style:master-page>
    <style:master-page style:name="PageStyle_5f_Over" style:display-name="PageStyle_Over"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3-19T17:17:03</meta:creation-date>
    <meta:document-statistic meta:table-count="2" meta:cell-count="252" meta:object-count="1"/>
    <meta:generator>LibreOffice/7.3.7.2$Linux_X86_64 LibreOffice_project/30$Build-2</meta:generator>
    <meta:user-defined meta:name="ComplianceAssetId"/>
    <meta:user-defined meta:name="ContentTypeId">0x010100743309587F734C4496109FCE8D9C6EB7</meta:user-defined>
    <meta:user-defined meta:name="Order" meta:value-type="float">700</meta:user-defined>
    <meta:user-defined meta:name="TemplateUrl"/>
    <meta:user-defined meta:name="TriggerFlowInfo" meta:value-type="string"/>
    <meta:user-defined meta:name="_ExtendedDescription" meta:value-type="string"/>
    <meta:user-defined meta:name="_SharedFileIndex" meta:value-type="string"/>
    <meta:user-defined meta:name="_SourceUrl" meta:value-type="string"/>
    <meta:user-defined meta:name="xd_ProgID" meta:value-type="string"/>
    <meta:user-defined meta:name="xd_Signature" meta:value-type="boolean">false</meta:user-defined>
  </office:meta>
</office:document-meta>
</file>